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line-height="100%"/>
    </style:style>
    <style:style style:name="P4" style:family="paragraph" style:parent-style-name="Text_20_body">
      <style:text-properties fo:language="en" fo:country="GB"/>
    </style:style>
    <style:style style:name="P5" style:family="paragraph" style:parent-style-name="Text_20_body">
      <style:text-properties fo:language="en" fo:country="GB" style:text-underline-style="solid" style:text-underline-width="auto" style:text-underline-color="font-color"/>
    </style:style>
    <style:style style:name="P6" style:family="paragraph" style:parent-style-name="Text_20_body">
      <style:text-properties fo:language="en" fo:country="GB" style:text-underline-style="none"/>
    </style:style>
    <style:style style:name="P7" style:family="paragraph" style:parent-style-name="Text_20_body">
      <style:text-properties fo:language="en" fo:country="GB"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Arial1"/>
    </style:style>
    <style:style style:name="P10" style:family="paragraph" style:parent-style-name="Text_20_body">
      <style:text-properties style:font-name="Arial1" fo:font-weight="normal" style:font-weight-asian="normal" style:font-weight-complex="normal"/>
    </style:style>
    <style:style style:name="P11" style:family="paragraph" style:parent-style-name="Text_20_body">
      <style:text-properties style:font-name="Arial1" fo:font-weight="normal" style:font-weight-asian="normal" style:font-name-complex="Tahoma" style:font-weight-complex="normal"/>
    </style:style>
    <style:style style:name="P12" style:family="paragraph" style:parent-style-name="Text_20_body">
      <style:text-properties style:font-name="Times New Roman"/>
    </style:style>
    <style:style style:name="P13" style:family="paragraph" style:parent-style-name="Text_20_body">
      <style:paragraph-properties fo:background-color="transparent">
        <style:background-image/>
      </style:paragraph-properties>
      <style:text-properties fo:font-weight="bold" style:font-weight-asian="bold" style:font-weight-complex="bold"/>
    </style:style>
    <style:style style:name="P14" style:family="paragraph" style:parent-style-name="Text_20_body">
      <style:paragraph-properties fo:background-color="transparent">
        <style:background-image/>
      </style:paragraph-properties>
      <style:text-properties fo:language="en" fo:country="GB"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3"/>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3">
      <style:text-properties fo:language="en" fo:country="GB" fo:font-weight="normal" style:font-weight-asian="normal" style:font-weight-complex="normal"/>
    </style:style>
    <style:style style:name="P30" style:family="paragraph" style:parent-style-name="Text_20_body" style:list-style-name="L12">
      <style:paragraph-properties fo:background-color="transparent">
        <style:background-image/>
      </style:paragraph-properties>
      <style:text-properties fo:font-weight="normal" style:font-weight-asian="normal" style:font-weight-complex="normal"/>
    </style:style>
    <style:style style:name="P31" style:family="paragraph" style:parent-style-name="Text_20_body" style:list-style-name="L12">
      <style:paragraph-properties fo:background-color="transparent">
        <style:background-image/>
      </style:paragraph-properties>
      <style:text-properties style:font-name="Arial1" fo:language="en" fo:country="GB" fo:font-weight="normal" style:font-weight-asian="normal" style:font-weight-complex="normal"/>
    </style:style>
    <style:style style:name="P32" style:family="paragraph" style:parent-style-name="Text_20_body" style:list-style-name="L12">
      <style:paragraph-properties fo:background-color="transparent">
        <style:background-image/>
      </style:paragraph-properties>
      <style:text-properties fo:language="en" fo:country="GB" fo:font-weight="normal" style:font-weight-asian="normal" style:font-weight-complex="normal"/>
    </style:style>
    <style:style style:name="P33" style:family="paragraph" style:parent-style-name="Text_20_body">
      <style:paragraph-properties fo:background-color="transparent">
        <style:background-image/>
      </style:paragraph-properties>
      <style:text-properties fo:font-weight="bold" style:font-weight-asian="bold" style:font-weight-complex="bold"/>
    </style:style>
    <style:style style:name="P34" style:family="paragraph" style:parent-style-name="Heading_20_2">
      <style:text-properties style:font-name="Arial1"/>
    </style:style>
    <style:style style:name="P35" style:family="paragraph" style:parent-style-name="Heading_20_2">
      <style:paragraph-properties fo:background-color="transparent">
        <style:background-image/>
      </style:paragraph-propertie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style:font-name="Arial1"/>
    </style:style>
    <style:style style:name="T6" style:family="text">
      <style:text-properties style:font-name="Arial1" fo:font-weight="normal" style:font-weight-asian="normal" style:font-weight-complex="normal"/>
    </style:style>
    <style:style style:name="T7" style:family="text">
      <style:text-properties style:font-name="Times New Roman"/>
    </style:style>
    <style:style style:name="T8" style:family="text">
      <style:text-properties style:font-name="Arial"/>
    </style:style>
    <style:style style:name="T9" style:family="text">
      <style:text-properties style:font-name="Arial" fo:font-size="11pt" style:font-size-asian="11pt" style:font-size-complex="11pt"/>
    </style:style>
    <style:style style:name="T10" style:family="text">
      <style:text-properties style:font-name="Arial" fo:font-size="11pt" fo:language="de" fo:country="DE" style:font-size-asian="11pt" style:font-size-complex="11pt"/>
    </style:style>
    <style:style style:name="T11" style:family="text">
      <style:text-properties fo:language="en" fo:country="G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cription of Test Documents and Test Cases</text:p>
      <text:p text:style-name="Standard"/>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a xlink:type="simple" xlink:href="#1.Document Signature Tests|outline" text:style-name="Internet_20_link" text:visited-style-name="Internet_20_link"><text:s/>1 Document Signature Tests<text:tab/>3</text:a></text:p>
          <text:p text:style-name="P37"><text:a xlink:type="simple" xlink:href="#1.1.Invalid doc signature in OOo 2 doc, additional file in Pictures|outline" text:style-name="Internet_20_link" text:visited-style-name="Internet_20_link"><text:s/>1.1 Invalid doc signature in OOo 2 doc, additional file in Pictures<text:tab/>3</text:a></text:p>
          <text:p text:style-name="P37"><text:a xlink:type="simple" xlink:href="#1.2.Invalid doc signature in OOo 2 doc, modified contents.xml|outline" text:style-name="Internet_20_link" text:visited-style-name="Internet_20_link"><text:s/>1.2 Invalid doc signature in OOo 2 doc, modified contents.xml<text:tab/>3</text:a></text:p>
          <text:p text:style-name="P37"><text:a xlink:type="simple" xlink:href="#1.3.Invalid doc signature in OOo 3.2 doc, additional file in META-INF|outline" text:style-name="Internet_20_link" text:visited-style-name="Internet_20_link"><text:s/>1.3 Invalid doc signature in OOo 3.2 doc, additional file in META-INF<text:tab/>4</text:a></text:p>
          <text:p text:style-name="P37"><text:a xlink:type="simple" xlink:href="#1.4.Invalid doc signature in OOo 3.2 doc, additional file in root|outline" text:style-name="Internet_20_link" text:visited-style-name="Internet_20_link"><text:s/>1.4 Invalid doc signature in OOo 3.2 doc, additional file in root<text:tab/>4</text:a></text:p>
          <text:p text:style-name="P37"><text:a xlink:type="simple" xlink:href="#1.5.Invalid doc signature in OOo 3.2 doc, mimetype removed|outline" text:style-name="Internet_20_link" text:visited-style-name="Internet_20_link"><text:s/>1.5 Invalid doc signature in OOo 3.2 doc, mimetype removed<text:tab/>5</text:a></text:p>
          <text:p text:style-name="P37"><text:a xlink:type="simple" xlink:href="#1.6.Invalid doc signature in OOo 3.2 doc, content.xml modified|outline" text:style-name="Internet_20_link" text:visited-style-name="Internet_20_link"><text:s/>1.6 Invalid doc signature in OOo 3.2 doc, content.xml modified<text:tab/>6</text:a></text:p>
          <text:p text:style-name="P37"><text:a xlink:type="simple" xlink:href="#1.7.Valid doc signature in OOo 2 doc|outline" text:style-name="Internet_20_link" text:visited-style-name="Internet_20_link"><text:s/>1.7 Valid doc signature in OOo 2 doc<text:tab/>6</text:a></text:p>
          <text:p text:style-name="P37"><text:a xlink:type="simple" xlink:href="#1.8.Valid doc signature in OOo 3.0 doc|outline" text:style-name="Internet_20_link" text:visited-style-name="Internet_20_link"><text:s/>1.8 Valid doc signature in OOo 3.0 doc<text:tab/>7</text:a></text:p>
          <text:p text:style-name="P37"><text:a xlink:type="simple" xlink:href="#1.9.Valid doc signature in OOo 3.2 doc|outline" text:style-name="Internet_20_link" text:visited-style-name="Internet_20_link"><text:s/>1.9 Valid doc signature in OOo 3.2 doc<text:tab/>8</text:a></text:p>
          <text:p text:style-name="P36"><text:a xlink:type="simple" xlink:href="#2.Macro Signature Tests|outline" text:style-name="Internet_20_link" text:visited-style-name="Internet_20_link"><text:s/>2 Macro Signature Tests<text:tab/>9</text:a></text:p>
          <text:p text:style-name="P37"><text:a xlink:type="simple" xlink:href="#2.1.Invalid macros signature in OOo 2 doc, additional file in Basic|outline" text:style-name="Internet_20_link" text:visited-style-name="Internet_20_link"><text:s/>2.1 Invalid macros signature in OOo 2 doc, additional file in Basic<text:tab/>9</text:a></text:p>
          <text:p text:style-name="P37"><text:a xlink:type="simple" xlink:href="#2.2.Invalid macro signature in OOo 2 doc, additional file in Basic/Standard|outline" text:style-name="Internet_20_link" text:visited-style-name="Internet_20_link"><text:s/>2.2 Invalid macro signature in OOo 2 doc, additional file in Basic/Standard<text:tab/>9</text:a></text:p>
          <text:p text:style-name="P37"><text:a xlink:type="simple" xlink:href="#2.3.Invalid macro signature in OOo 2 doc, additional folder in Basic|outline" text:style-name="Internet_20_link" text:visited-style-name="Internet_20_link"><text:s/>2.3 Invalid macro signature in OOo 2 doc, additional folder in Basic<text:tab/>9</text:a></text:p>
          <text:p text:style-name="P37"><text:a xlink:type="simple" xlink:href="#2.4.Invalid macro signature in OOo 2 doc, additional folder in Basic/Standard|outline" text:style-name="Internet_20_link" text:visited-style-name="Internet_20_link"><text:s/>2.4 Invalid macro signature in OOo 2 doc, additional folder in Basic/Standard<text:tab/>10</text:a></text:p>
          <text:p text:style-name="P37"><text:a xlink:type="simple" xlink:href="#2.5.Invalid macro signature in OOo 2 doc, additional folder, long path|outline" text:style-name="Internet_20_link" text:visited-style-name="Internet_20_link"><text:s/>2.5 Invalid macro signature in OOo 2 doc, additional folder, long path<text:tab/>10</text:a></text:p>
          <text:p text:style-name="P36"><text:a xlink:type="simple" xlink:href="#3.Add and remove macro signatures|outline" text:style-name="Internet_20_link" text:visited-style-name="Internet_20_link"><text:s/>3 Add and remove macro signatures<text:tab/>11</text:a></text:p>
          <text:p text:style-name="P37"><text:a xlink:type="simple" xlink:href="#3.1.Adding a macro signature in OOo 2.x document|outline" text:style-name="Internet_20_link" text:visited-style-name="Internet_20_link"><text:s/>3.1 Adding a macro signature in OOo 2.x document<text:tab/>11</text:a></text:p>
          <text:p text:style-name="P37"><text:a xlink:type="simple" xlink:href="#3.2.Adding a macro signature in OOo 3.0 document|outline" text:style-name="Internet_20_link" text:visited-style-name="Internet_20_link"><text:s/>3.2 Adding a macro signature in OOo 3.0 document<text:tab/>11</text:a></text:p>
          <text:p text:style-name="P37"><text:a xlink:type="simple" xlink:href="#3.3.Adding a macro signature in OOo 3.2 document|outline" text:style-name="Internet_20_link" text:visited-style-name="Internet_20_link"><text:s/>3.3 Adding a macro signature in OOo 3.2 document<text:tab/>11</text:a></text:p>
          <text:p text:style-name="P37"><text:a xlink:type="simple" xlink:href="#3.4.Removing a macrosignature in a signed OOo 2 document|outline" text:style-name="Internet_20_link" text:visited-style-name="Internet_20_link"><text:s/>3.4 Removing a macrosignature in a signed OOo 2 document<text:tab/>12</text:a></text:p>
          <text:p text:style-name="P37"><text:a xlink:type="simple" xlink:href="#3.5.Removing a macrosignature in a signed OOo 3.0 document|outline" text:style-name="Internet_20_link" text:visited-style-name="Internet_20_link"><text:s/>3.5 Removing a macrosignature in a signed OOo 3.0 document<text:tab/>12</text:a></text:p>
          <text:p text:style-name="P37"><text:a xlink:type="simple" xlink:href="#3.6.Removing a macrosignature in a signed OOo 3.2 document|outline" text:style-name="Internet_20_link" text:visited-style-name="Internet_20_link"><text:s/>3.6 Removing a macrosignature in a signed OOo 3.2 document<text:tab/>12</text:a></text:p>
          <text:p text:style-name="P36"><text:a xlink:type="simple" xlink:href="#4.Display of Subject and Issuer Names|outline" text:style-name="Internet_20_link" text:visited-style-name="Internet_20_link"><text:s/>4 Display of Subject and Issuer Names<text:tab/>14</text:a></text:p>
          <text:p text:style-name="P37"><text:a xlink:type="simple" xlink:href="#4.1.Quoting|outline" text:style-name="Internet_20_link" text:visited-style-name="Internet_20_link"><text:s/>4.1 Quoting<text:tab/>14</text:a></text:p>
          <text:p text:style-name="P37"><text:a xlink:type="simple" xlink:href="#4.2.Latin Extended-A and Greek BMPString|outline" text:style-name="Internet_20_link" text:visited-style-name="Internet_20_link"><text:s/>4.2 Latin Extended-A and Greek BMPString<text:tab/>16</text:a></text:p>
          <text:p text:style-name="P37"><text:a xlink:type="simple" xlink:href="#4.3.Cyrillic BMPString|outline" text:style-name="Internet_20_link" text:visited-style-name="Internet_20_link"><text:s/>4.3 Cyrillic BMPString<text:tab/>16</text:a></text:p>
          <text:p text:style-name="P37"><text:a xlink:type="simple" xlink:href="#4.4.Multi value RDN|outline" text:style-name="Internet_20_link" text:visited-style-name="Internet_20_link"><text:s/>4.4 Multi value RDN<text:tab/>17</text:a></text:p>
          <text:p text:style-name="P37"><text:a xlink:type="simple" xlink:href="#4.5.Mixed single value and multi value RDN|outline" text:style-name="Internet_20_link" text:visited-style-name="Internet_20_link"><text:s/>4.5 Mixed single value and multi value RDN<text:tab/>17</text:a></text:p>
          <text:p text:style-name="P37"><text:a xlink:type="simple" xlink:href="#4.6.Mixed single value and multi value RDN with quoted values |outline" text:style-name="Internet_20_link" text:visited-style-name="Internet_20_link"><text:s/>4.6 Mixed single value and multi value RDN with quoted values <text:tab/>18</text:a></text:p>
          <text:p text:style-name="P36"><text:a xlink:type="simple" xlink:href="#5.Certification Path Discovery|outline" text:style-name="Internet_20_link" text:visited-style-name="Internet_20_link"><text:s/>5 Certification Path Discovery<text:tab/>19</text:a></text:p>
          <text:p text:style-name="P37"><text:a xlink:type="simple" xlink:href="#5.1.General information and setup|outline" text:style-name="Internet_20_link" text:visited-style-name="Internet_20_link"><text:s/>5.1 General information and setup<text:tab/>19</text:a></text:p>
          <text:p text:style-name="P37"><text:a xlink:type="simple" xlink:href="#5.2.AIA, CA Issuers|outline" text:style-name="Internet_20_link" text:visited-style-name="Internet_20_link"><text:s/>5.2 AIA, CA Issuers<text:tab/>19</text:a></text:p>
          <text:p text:style-name="P36"><text:a xlink:type="simple" xlink:href="#6.Certification Path Validation|outline" text:style-name="Internet_20_link" text:visited-style-name="Internet_20_link"><text:s/>6 Certification Path Validation<text:tab/>21</text:a></text:p>
          <text:p text:style-name="P37"><text:a xlink:type="simple" xlink:href="#6.1.General information and setup|outline" text:style-name="Internet_20_link" text:visited-style-name="Internet_20_link"><text:s/>6.1 General information and setup<text:tab/>21</text:a></text:p>
          <text:p text:style-name="P37"><text:a xlink:type="simple" xlink:href="#6.2.Incomplete Path|outline" text:style-name="Internet_20_link" text:visited-style-name="Internet_20_link"><text:s/>6.2 Incomplete Path<text:tab/>21</text:a></text:p>
          <text:p text:style-name="P36"><text:a xlink:type="simple" xlink:href="#7.Certification Path Validation: Revocation|outline" text:style-name="Internet_20_link" text:visited-style-name="Internet_20_link"><text:s/>7 Certification Path Validation: Revocation<text:tab/>22</text:a></text:p>
          <text:p text:style-name="P37"><text:a xlink:type="simple" xlink:href="#7.1.General information and setup|outline" text:style-name="Internet_20_link" text:visited-style-name="Internet_20_link"><text:s/>7.1 General information and setup<text:tab/>22</text:a></text:p>
          <text:p text:style-name="P38"><text:a xlink:type="simple" xlink:href="#7.1.1.Installing root and intermediate certificates|outline"><text:s/>7.1.1 Installing root and intermediate certificates<text:tab/>22</text:a></text:p>
          <text:p text:style-name="P38"><text:soft-page-break/><text:a xlink:type="simple" xlink:href="#7.1.2.Installing CRLs|outline"><text:s/>7.1.2 Installing CRLs<text:tab/>22</text:a></text:p>
          <text:p text:style-name="P38"><text:a xlink:type="simple" xlink:href="#7.1.3.OCSP responder and http server|outline"><text:s/>7.1.3 OCSP responder and http server<text:tab/>23</text:a></text:p>
          <text:p text:style-name="P38"><text:a xlink:type="simple" xlink:href="#7.1.4.Caching of revocation information|outline"><text:s/>7.1.4 Caching of revocation information<text:tab/>24</text:a></text:p>
          <text:p text:style-name="P38"><text:a xlink:type="simple" xlink:href="#7.1.5.OCSP and Windows|outline"><text:s/>7.1.5 OCSP and Windows<text:tab/>24</text:a></text:p>
          <text:p text:style-name="P37"><text:a xlink:type="simple" xlink:href="#7.2. No revocation information|outline" text:style-name="Internet_20_link" text:visited-style-name="Internet_20_link"><text:s/>7.2 <text:s/>No revocation information<text:tab/>24</text:a></text:p>
          <text:p text:style-name="P37"><text:a xlink:type="simple" xlink:href="#7.3.CRL, no revocation information of  root CA|outline" text:style-name="Internet_20_link" text:visited-style-name="Internet_20_link"><text:s/>7.3 CRL, no revocation information of <text:s/>root CA<text:tab/>25</text:a></text:p>
          <text:p text:style-name="P37"><text:a xlink:type="simple" xlink:href="#7.4.CRL, no revocation information of intermediate CA|outline" text:style-name="Internet_20_link" text:visited-style-name="Internet_20_link"><text:s/>7.4 CRL, no revocation information of intermediate CA<text:tab/>25</text:a></text:p>
          <text:p text:style-name="P37"><text:a xlink:type="simple" xlink:href="#7.5.CRL|outline" text:style-name="Internet_20_link" text:visited-style-name="Internet_20_link"><text:s/>7.5 CRL<text:tab/>26</text:a></text:p>
          <text:p text:style-name="P37"><text:a xlink:type="simple" xlink:href="#7.6.CRL, revoked leaf|outline" text:style-name="Internet_20_link" text:visited-style-name="Internet_20_link"><text:s/>7.6 CRL, revoked leaf<text:tab/>26</text:a></text:p>
          <text:p text:style-name="P37"><text:a xlink:type="simple" xlink:href="#7.7.CRL, revoked chain|outline" text:style-name="Internet_20_link" text:visited-style-name="Internet_20_link"><text:s/>7.7 CRL, revoked chain<text:tab/>26</text:a></text:p>
          <text:p text:style-name="P37"><text:a xlink:type="simple" xlink:href="#7.8.CRL, revoked leaf and chain|outline" text:style-name="Internet_20_link" text:visited-style-name="Internet_20_link"><text:s/>7.8 CRL, revoked leaf and chain<text:tab/>27</text:a></text:p>
          <text:p text:style-name="P37"><text:a xlink:type="simple" xlink:href="#7.9.CRL Distribution Point, no root revocation info|outline" text:style-name="Internet_20_link" text:visited-style-name="Internet_20_link"><text:s/>7.9 CRL Distribution Point, no root revocation info<text:tab/>27</text:a></text:p>
          <text:p text:style-name="P37"><text:a xlink:type="simple" xlink:href="#7.10.CRL Distribution Point, no intermediate CA revocation info|outline" text:style-name="Internet_20_link" text:visited-style-name="Internet_20_link"><text:s/>7.10 CRL Distribution Point, no intermediate CA revocation info<text:tab/>28</text:a></text:p>
          <text:p text:style-name="P37"><text:a xlink:type="simple" xlink:href="#7.11.CRL Distribution Point|outline" text:style-name="Internet_20_link" text:visited-style-name="Internet_20_link"><text:s/>7.11 CRL Distribution Point<text:tab/>28</text:a></text:p>
          <text:p text:style-name="P37"><text:a xlink:type="simple" xlink:href="#7.12.CRL Distribution Point, revoked leaf|outline" text:style-name="Internet_20_link" text:visited-style-name="Internet_20_link"><text:s/>7.12 CRL Distribution Point, revoked leaf<text:tab/>29</text:a></text:p>
          <text:p text:style-name="P37"><text:a xlink:type="simple" xlink:href="#7.13.CRL Distribution Point, revoked chain|outline" text:style-name="Internet_20_link" text:visited-style-name="Internet_20_link"><text:s/>7.13 CRL Distribution Point, revoked chain<text:tab/>29</text:a></text:p>
          <text:p text:style-name="P37"><text:a xlink:type="simple" xlink:href="#7.14.CRL Distribution Point, revoked leaf and chain|outline" text:style-name="Internet_20_link" text:visited-style-name="Internet_20_link"><text:s/>7.14 CRL Distribution Point, revoked leaf and chain<text:tab/>30</text:a></text:p>
          <text:p text:style-name="P37"><text:a xlink:type="simple" xlink:href="#7.15.AIA OCSP, no root  CA revocation info|outline" text:style-name="Internet_20_link" text:visited-style-name="Internet_20_link"><text:s/>7.15 AIA OCSP, no root <text:s/>CA revocation info<text:tab/>30</text:a></text:p>
          <text:p text:style-name="P37"><text:a xlink:type="simple" xlink:href="#7.16.AIA OCSP, no intermediate CA revocation info|outline" text:style-name="Internet_20_link" text:visited-style-name="Internet_20_link"><text:s/>7.16 AIA OCSP, no intermediate CA revocation info<text:tab/>31</text:a></text:p>
          <text:p text:style-name="P37"><text:a xlink:type="simple" xlink:href="#7.17.AIA OCSP|outline" text:style-name="Internet_20_link" text:visited-style-name="Internet_20_link"><text:s/>7.17 AIA OCSP<text:tab/>31</text:a></text:p>
          <text:p text:style-name="P37"><text:a xlink:type="simple" xlink:href="#7.18.AIA OCSP, revoked leaf|outline" text:style-name="Internet_20_link" text:visited-style-name="Internet_20_link"><text:s/>7.18 AIA OCSP, revoked leaf<text:tab/>32</text:a></text:p>
          <text:p text:style-name="P37"><text:a xlink:type="simple" xlink:href="#7.19.AIA OCSP, revoked chain|outline" text:style-name="Internet_20_link" text:visited-style-name="Internet_20_link"><text:s/>7.19 AIA OCSP, revoked chain<text:tab/>33</text:a></text:p>
          <text:p text:style-name="P37"><text:a xlink:type="simple" xlink:href="#7.20.AIA OCSP, revoked leaf and chain|outline" text:style-name="Internet_20_link" text:visited-style-name="Internet_20_link"><text:s/>7.20 AIA OCSP, revoked leaf and chain<text:tab/>33</text:a></text:p>
          <text:p text:style-name="P36"><text:a xlink:type="simple" xlink:href="#8.Other|outline" text:style-name="Internet_20_link" text:visited-style-name="Internet_20_link"><text:s/>8 Other<text:tab/>35</text:a></text:p>
          <text:p text:style-name="P37"><text:a xlink:type="simple" xlink:href="#8.1.stateOrProvinceName, 'S' → 'ST' replacement |outline" text:style-name="Internet_20_link" text:visited-style-name="Internet_20_link"><text:s/>8.1 stateOrProvinceName, 'S' → 'ST' replacement <text:tab/>35</text:a></text:p>
          <text:p text:style-name="P37"><text:a xlink:type="simple" xlink:href="#8.2.ReadOnly document test|outline" text:style-name="Internet_20_link" text:visited-style-name="Internet_20_link"><text:s/>8.2 ReadOnly document test<text:tab/>35</text:a></text:p>
          <text:p text:style-name="P37"><text:a xlink:type="simple" xlink:href="#8.3.Binary and XML signature|outline" text:style-name="Internet_20_link" text:visited-style-name="Internet_20_link"><text:s/>8.3 Binary and XML signature<text:tab/>35</text:a></text:p>
        </text:index-body>
      </text:table-of-content>
      <text:p text:style-name="Text_20_body"/>
      <text:p text:style-name="Text_20_body">The signature validation results are produced by using the latest version of OOo. If a different version is to be used then it is noted in the descriptions.</text:p>
      <text:p text:style-name="Text_20_body">Some certificates and keys are from the 'Public Key Interoperability Test Suite (PKITS), Certification Path Validation' from the National Institute of Standards and Technology. <text:s/>The web site can be found here</text:p>
      <text:p text:style-name="Text_20_body"><text:a xlink:type="simple" xlink:href="http://csrc.nist.gov/groups/ST/crypto_apps_infra/pki/pkitesting.html">http://csrc.nist.gov/groups/ST/crypto_apps_infra/pki/pkitesting.html</text:a></text:p>
      <text:p text:style-name="P8">The test suite can be downloaded from that place.</text:p>
      <text:p text:style-name="P8">All p12 files in certs/p12 have the password </text:p>
      <text:p text:style-name="P2">asdf</text:p>
      <text:p text:style-name="P2"/>
      <text:p text:style-name="P2"/>
      <text:h text:style-name="Heading_20_1" text:outline-level="1">Document Signature Tests</text:h>
      <text:h text:style-name="Heading_20_2" text:outline-level="2">Invalid doc signature in OOo 2 doc, additional file in Pictures</text:h>
      <text:p text:style-name="Text_20_body"><text:span text:style-name="T1">File:</text:span> invalid_ooo2_x_doc1.oxt</text:p>
      <text:p text:style-name="Text_20_body"><text:span text:style-name="T1">Validation Result:</text:span> Invalid</text:p>
      <text:p text:style-name="Text_20_body">The document signature was created by OOo 2.x. It must be displayed as invalid in all versions of OOo, because a file was added to the Pictures folder in the ZIP archive after the signature had been created.</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It is not possible to add or remove the signature in the signatures dialog in OOo 3.0 and later versions. This is because the document corresponds to ODF 1.1 and writing signatures for ODF 1.1 is not supported anymore. Pressing the add or remove buttons will bring up a dialog saying exactly that.</text:p>
      <text:p text:style-name="Text_20_body"/>
      <text:p text:style-name="P2">Certification Path:</text:p>
      <text:list xml:id="list29338434" text:style-name="L1">
        <text:list-item>
          <text:p text:style-name="P16">Trust Anchor Root Certificate, Trust Anchor Root CRL</text:p>
        </text:list-item>
        <text:list-item>
          <text:p text:style-name="P16">Good CA Cert, Good CA CRL</text:p>
        </text:list-item>
      </text:list>
      <text:list xml:id="list29343082" text:style-name="L2">
        <text:list-item>
          <text:p text:style-name="P17">Valid Certificate Path Test1 EE</text:p>
        </text:list-item>
      </text:list>
      <text:h text:style-name="Heading_20_2" text:outline-level="2">Invalid doc signature in OOo 2 doc, modified contents.xml</text:h>
      <text:p text:style-name="Text_20_body"><text:span text:style-name="T1">File: </text:span>invalid_ooo2_x_doc2.oxt</text:p>
      <text:p text:style-name="Text_20_body"><text:span text:style-name="T1">Validation Result:</text:span> Invalid</text:p>
      <text:p text:style-name="Text_20_body">The document signature was created by OOo 2.x. It must be displayed as invalid in all versions of OOo, because the contents.xml was modified after the signature had beend created.</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text:soft-page-break/>It is not possible to add or remove the signature in the signatures dialog in OOo 3.0 and later versions. This is because the document corresponds to ODF 1.1 and writing signatures for ODF 1.1 is not supported anymore. Pressing the add or remove buttons will bring up a dialog saying exactly that.</text:p>
      <text:p text:style-name="Text_20_body"/>
      <text:p text:style-name="P2">Certification Path:</text:p>
      <text:list xml:id="list29359099" text:style-name="L3">
        <text:list-item>
          <text:p text:style-name="P18">Trust Anchor Root Certificate, Trust Anchor Root CRL</text:p>
        </text:list-item>
        <text:list-item>
          <text:p text:style-name="P18">Good CA Cert, Good CA CRL</text:p>
        </text:list-item>
        <text:list-item>
          <text:p text:style-name="P18">Valid Certificate Path Test1 EE</text:p>
        </text:list-item>
      </text:list>
      <text:h text:style-name="Heading_20_2" text:outline-level="2">Invalid doc signature in OOo 3.2 doc, additional file in META-INF</text:h>
      <text:p text:style-name="Text_20_body"><text:span text:style-name="T1">File:</text:span> invalid_ooo3_2_doc1.oxt</text:p>
      <text:p text:style-name="Text_20_body"><text:span text:style-name="T1">Validation Result:</text:span> Invalid</text:p>
      <text:p text:style-name="Text_20_body">The document signature was created by OOo 3.2. It will be displayed as invalid in OOo 3.2, because a file was added to META-INF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P2">Certification Path:</text:p>
      <text:list xml:id="list29361763" text:style-name="L4">
        <text:list-item>
          <text:p text:style-name="P19">Trust Anchor Root Certificate, Trust Anchor Root CRL</text:p>
        </text:list-item>
        <text:list-item>
          <text:p text:style-name="P19">Good CA Cert, Good CA CRL</text:p>
        </text:list-item>
        <text:list-item>
          <text:p text:style-name="P19">Valid Certificate Path Test1 EE</text:p>
        </text:list-item>
      </text:list>
      <text:h text:style-name="Heading_20_2" text:outline-level="2">Invalid doc signature in OOo 3.2 doc, additional file in root</text:h>
      <text:p text:style-name="Text_20_body"><text:span text:style-name="T1">File:</text:span> invalid_ooo3_2_doc2.oxt</text:p>
      <text:p text:style-name="Text_20_body"><text:soft-page-break/><text:span text:style-name="T1">Validation Result:</text:span> Invalid</text:p>
      <text:p text:style-name="Text_20_body">The document signature was created by OOo 3.2. It will be displayed as invalid in OOo 3.2, because a file was added to the root of document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Text_20_body">Certification Path:</text:p>
      <text:list xml:id="list29353296" text:style-name="L5">
        <text:list-item>
          <text:p text:style-name="P20">Trust Anchor Root Certificate, Trust Anchor Root CRL</text:p>
        </text:list-item>
        <text:list-item>
          <text:p text:style-name="P20">Good CA Cert, Good CA CRL</text:p>
        </text:list-item>
        <text:list-item>
          <text:p text:style-name="P20">Valid Certificate Path Test1 EE</text:p>
        </text:list-item>
      </text:list>
      <text:h text:style-name="Heading_20_2" text:outline-level="2">Invalid doc signature in OOo 3.2 doc, mimetype removed</text:h>
      <text:p text:style-name="Text_20_body"><text:span text:style-name="T1">File:</text:span> invalid_ooo3_2_doc3.oxt</text:p>
      <text:p text:style-name="Text_20_body"><text:span text:style-name="T1">Validation Result:</text:span> Invalid</text:p>
      <text:p text:style-name="Text_20_body">The document signature was created by OOo 3.2. It will be displayed as invalid in OOo 3.2, because the file 'mimetype'was removed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P2">Certification Path:</text:p>
      <text:list xml:id="list29334732" text:style-name="L6">
        <text:list-item>
          <text:p text:style-name="P21"><text:soft-page-break/>Trust Anchor Root Certificate, Trust Anchor Root CRL</text:p>
        </text:list-item>
        <text:list-item>
          <text:p text:style-name="P21">Good CA Cert, Good CA CRL</text:p>
        </text:list-item>
        <text:list-item>
          <text:p text:style-name="P21">Valid Certificate Path Test1 EE</text:p>
        </text:list-item>
      </text:list>
      <text:h text:style-name="Heading_20_2" text:outline-level="2">Invalid doc signature in OOo 3.2 doc, content.xml modified</text:h>
      <text:p text:style-name="Text_20_body"><text:span text:style-name="T1">File:</text:span> invalid_ooo3_2_doc4.oxt</text:p>
      <text:p text:style-name="Text_20_body"><text:span text:style-name="T1">Validation Result:</text:span> Invalid</text:p>
      <text:p text:style-name="Text_20_body">The document signature was created by OOo 3.2. It will be displayed as invalid in OOo 3.2 and earlier versions, because the file 'content.xml'was modified after the signature was created. It will also be displayed as invalid in earlier versions of OOo, because the document signature contains all streams,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 Also the modified content.xml will be detected by earlier versions of OOo.</text:p>
      <text:p text:style-name="Text_20_body">The certificate path is valid. However, the result of the signature validation is not influenced if the certificate validation fails, because, for example, the root certificate is not installed. In any case the signature must be displayed as invalid.</text:p>
      <text:p text:style-name="Text_20_body"/>
      <text:p text:style-name="Text_20_body">Certification Path:</text:p>
      <text:list xml:id="list29347198" text:style-name="L7">
        <text:list-item>
          <text:p text:style-name="P22">Trust Anchor Root Certificate, Trust Anchor Root CRL</text:p>
        </text:list-item>
        <text:list-item>
          <text:p text:style-name="P22">Good CA Cert, Good CA CRL</text:p>
        </text:list-item>
        <text:list-item>
          <text:p text:style-name="P22">Valid Certificate Path Test1 EE</text:p>
        </text:list-item>
      </text:list>
      <text:h text:style-name="Heading_20_2" text:outline-level="2">Valid doc signature in OOo 2 doc</text:h>
      <text:p text:style-name="Text_20_body"><text:span text:style-name="T1">File: </text:span>valid_ooo2_x_doc1.odt</text:p>
      <text:p text:style-name="Text_20_body"><text:span text:style-name="T1">Validation Result:</text:span> Partially signed </text:p>
      <text:p text:style-name="Text_20_body">The document signature was created by OOo 2.x. That is, not all files in the ZIP archive are signed. The signature of the files which are signed and the certificate are OK. The signature is displayed as valid in earlier versions of OOo. </text:p>
      <text:p text:style-name="Text_20_body"><text:soft-page-break/>The certificate chain is valid and must be installed. If the certificate cannot be validated, because, for example, the root certificate is not installed, then the validation result must show that the certificate cannot be validated. </text:p>
      <text:p text:style-name="Text_20_body">It is not possible to add or remove the signature in the signatures dialog in OOo 3.0 and later versions. This is because the document corresponds to ODF 1.1 and writing signatures for ODF 1.1 is not supported anymore. Pressing the add or remove buttons will bring up a dialog saying exactly that.</text:p>
      <text:p text:style-name="Text_20_body"/>
      <text:p text:style-name="P2">Certification Path:</text:p>
      <text:list xml:id="list29358646" text:style-name="L8">
        <text:list-item>
          <text:p text:style-name="P23">Trust Anchor Root Certificate, Trust Anchor Root CRL</text:p>
        </text:list-item>
        <text:list-item>
          <text:p text:style-name="P23">Good CA Cert, Good CA CRL</text:p>
        </text:list-item>
        <text:list-item>
          <text:p text:style-name="P23">Valid Certificate Path Test1 EE</text:p>
        </text:list-item>
      </text:list>
      <text:h text:style-name="Heading_20_2" text:outline-level="2">Valid doc signature in OOo 3.0 doc</text:h>
      <text:p text:style-name="Text_20_body"><text:span text:style-name="T1">File:</text:span> valid_ooo3_0_doc1.odt</text:p>
      <text:p text:style-name="Text_20_body"><text:span text:style-name="T1">Validation Result:</text:span> Partially signed </text:p>
      <text:p text:style-name="Text_20_body">The document signature was created by OOo 3.0. That is, not all files in the ZIP archive are signed. mimetype and the contents of META-INF are not signed. The signature of the files which are signed and the certificate are OK. The signature is displayed as invalid in versions of OOo previous to 3.0, an valid in Ooo3.0. </text:p>
      <text:p text:style-name="Text_20_body">The certificate chain is valid and must be installed. If the certificate cannot be validated, because, for example, the root certificate is not installed, then the validation result must show that the certificate cannot be validated. </text:p>
      <text:p text:style-name="Text_20_body"/>
      <text:p text:style-name="P2">Certification Path:</text:p>
      <text:list xml:id="list29338411" text:style-name="L9">
        <text:list-item>
          <text:p text:style-name="P24">Trust Anchor Root Certificate, Trust Anchor Root CRL</text:p>
        </text:list-item>
        <text:list-item>
          <text:p text:style-name="P24">Good CA Cert, Good CA CRL</text:p>
        </text:list-item>
        <text:list-item>
          <text:p text:style-name="P24">Valid Certificate Path Test1 EE</text:p>
        </text:list-item>
      </text:list>
      <text:h text:style-name="Heading_20_2" text:outline-level="2"><text:soft-page-break/>Valid doc signature in OOo 3.2 doc</text:h>
      <text:p text:style-name="Text_20_body"><text:span text:style-name="T1">File: </text:span>valid_ooo3_2_doc1.odt</text:p>
      <text:p text:style-name="Text_20_body"><text:span text:style-name="T1">Validation Result:</text:span> Valid</text:p>
      <text:p text:style-name="Text_20_body">The document signature was created by OOo 3.2. It will be displayed as invalid in earlier versions of OOo, because the document signature <text:span text:style-name="Strong_20_Emphasis">contains all streams</text:span>, except META-INF/documentsignatures.xml. OOo compares the number of signed files and the number of the files, which should be signed. Therefore in earlier versions of OOo, the number of signed files is bigger as the number of "should be signed" files, and OOo will show an invalid signature.</text:p>
      <text:p text:style-name="Text_20_body">The certificate chain is valid and must be installed. If the certificate cannot be validated, because, for example, the root certificate is not installed, then OOo 3.2 must show the result 'certificate cannot be validated'. In earlier versions of OOo the result is still invalid.</text:p>
      <text:p text:style-name="Text_20_body"/>
      <text:p text:style-name="P2">Certification Path:</text:p>
      <text:list xml:id="list29350050" text:style-name="L10">
        <text:list-item>
          <text:p text:style-name="P25">Trust Anchor Root Certificate, Trust Anchor Root CRL</text:p>
        </text:list-item>
        <text:list-item>
          <text:p text:style-name="P25">Good CA Cert, Good CA CRL</text:p>
        </text:list-item>
      </text:list>
      <text:list xml:id="list29335084" text:style-name="L11">
        <text:list-item>
          <text:p text:style-name="P26">Valid Certificate Path Test1 EE</text:p>
        </text:list-item>
      </text:list>
      <text:h text:style-name="Heading_20_1" text:outline-level="1">Macro Signature Tests</text:h>
      <text:h text:style-name="Heading_20_2" text:outline-level="2"><text:bookmark-start text:name="__RefHeading__32263061"/>Invalid macros signature in OOo 2 doc, additional file in Basic<text:bookmark-end text:name="__RefHeading__32263061"/></text:h>
      <text:p text:style-name="Text_20_body"><text:span text:style-name="T1">File:</text:span> invalid_ooo2_x_macro1.oxt</text:p>
      <text:p text:style-name="Text_20_body"><text:span text:style-name="T1">Validation Result:</text:span> Invalid</text:p>
      <text:p text:style-name="Text_20_body">The document and the macros signatures were created by OOo 2.x. An empty file was added to the Basic folder after the macro signature had been created.</text:p>
      <text:p text:style-name="Text_20_body">The document and macro signature use the same certificate and the certificate path is valid. <text:s text:c="3"/>The status of the document signature must be 'partially signed' and the status of the macro signature must be invalid. If the certificate cannot be validated, because, for example, the root certificate is not installed, then the status of the macro signature must still be 'invalid'. <text:s/>However, the document signature status changes to 'certificate not validated'.</text:p>
      <text:p text:style-name="Text_20_body">It is not possible to add or remove the macro signature in OOo 3.0 and later versions. This is because the document corresponds to ODF 1.1 and writing signatures for ODF 1.1 is not supported anymore. Pressing the add or remove buttons will bring up a dialog saying exactly that. </text:p>
      <text:p text:style-name="Text_20_body"/>
      <text:p text:style-name="P2">Certification Path:</text:p>
      <text:list xml:id="list34123676" text:continue-list="list29338434" text:style-name="L1">
        <text:list-item>
          <text:p text:style-name="P16">Trust Anchor Root Certificate, Trust Anchor Root CRL</text:p>
        </text:list-item>
        <text:list-item>
          <text:p text:style-name="P16">Good CA Cert, Good CA CRL</text:p>
        </text:list-item>
        <text:list-item>
          <text:p text:style-name="P16">Valid Certificate Path Test1 EE</text:p>
        </text:list-item>
      </text:list>
      <text:h text:style-name="Heading_20_2" text:outline-level="2">Invalid macro signature in OOo 2 doc, additional file in Basic/Standard</text:h>
      <text:p text:style-name="Text_20_body"><text:span text:style-name="T1">File:</text:span> invalid_ooo2_x_macro2.oxt</text:p>
      <text:p text:style-name="Text_20_body"><text:span text:style-name="T1">Validation Result:</text:span> Invalid</text:p>
      <text:p text:style-name="Text_20_body">Same as <text:bookmark-ref text:reference-format="chapter" text:ref-name="__RefHeading__32263061">2.1</text:bookmark-ref>, except that a file was added to Basic/Standard after the macro signature had been created.</text:p>
      <text:h text:style-name="Heading_20_2" text:outline-level="2">Invalid macro signature in OOo 2 doc, additional folder in Basic</text:h>
      <text:p text:style-name="Text_20_body"><text:span text:style-name="T1">File:</text:span> invalid_ooo2_x_macro3.oxt</text:p>
      <text:p text:style-name="Text_20_body"><text:soft-page-break/><text:span text:style-name="T1">Validation Result:</text:span> Invalid</text:p>
      <text:p text:style-name="Text_20_body">Same as <text:bookmark-ref text:reference-format="chapter" text:ref-name="__RefHeading__32263061">2.1</text:bookmark-ref>, except that a folder, which contains a file, <text:s/>was added to Basic after the macro signature had been created.</text:p>
      <text:h text:style-name="Heading_20_2" text:outline-level="2">Invalid macro signature in OOo 2 doc, additional folder in Basic/Standard</text:h>
      <text:p text:style-name="Text_20_body"><text:span text:style-name="T1">File:</text:span> invalid_ooo2_x_macro4.oxt</text:p>
      <text:p text:style-name="Text_20_body"><text:span text:style-name="T1">Validation Result:</text:span> Invalid</text:p>
      <text:p text:style-name="Text_20_body">Same as <text:bookmark-ref text:reference-format="chapter" text:ref-name="__RefHeading__32263061">2.1</text:bookmark-ref>, except that a folder, which contains a file, <text:s/>was added to Basic/Standard after the macro signature had been created.</text:p>
      <text:h text:style-name="Heading_20_2" text:outline-level="2">Invalid macro signature in OOo 2 doc, additional folder, long path</text:h>
      <text:p text:style-name="Text_20_body"><text:span text:style-name="T1">File:</text:span> invalid_ooo2_x_macro5.oxt</text:p>
      <text:p text:style-name="Text_20_body"><text:span text:style-name="T1">Validation Result:</text:span> Invalid</text:p>
      <text:p text:style-name="Text_20_body">Same as <text:bookmark-ref text:reference-format="chapter" text:ref-name="__RefHeading__32263061">2.1</text:bookmark-ref>, except that a folder containing several folders in a succesion was added to Basic/Standard after the macro signature had been created. The last folder contains a file. The path to that file exceeds 256 characters.</text:p>
      <text:p text:style-name="Text_20_body">The loading of the document will fail, and OOo will offer to repair the document.</text:p>
      <text:p text:style-name="Text_20_body"/>
      <text:p text:style-name="Text_20_body"/>
      <text:p text:style-name="Text_20_body"/>
      <text:h text:style-name="Heading_20_1" text:outline-level="1">Add and remove macro signatures</text:h>
      <text:h text:style-name="Heading_20_2" text:outline-level="2">Adding a macro signature in OOo 2.x document</text:h>
      <text:p text:style-name="Text_20_body"><text:span text:style-name="T1">File:</text:span> valid_ooo2_x_doc_unsigned_macro.odt</text:p>
      <text:p text:style-name="Text_20_body">When pressing the 'Add' button in the 'Digital Signature' dialog, then an error box must be displayed, which says that the document must be saved <text:s/>using ODF 1.2. There is only an 'OK' button, which closes the messagebox. No other message will be displayed.</text:p>
      <text:h text:style-name="Heading_20_2" text:outline-level="2">Adding a macro signature in OOo 3.0 document</text:h>
      <text:p text:style-name="Text_20_body"><text:span text:style-name="T1">File:</text:span> valid_ooo3_0_doc_unsigned_macro.odt</text:p>
      <text:p text:style-name="Text_20_body">When pressing the 'Add' button in the 'Digital Signature' dialog, then a query box must be displayed, which says that the document signatures will be removed if the user continues. If the one presses 'OK' then the certificate selection dialog is opened and one can chose the certificate. After the signatures dialog is closed, the status bar must be updated, because the document signatures have been removed.</text:p>
      <text:p text:style-name="P2">Certification Path (document signature):</text:p>
      <text:list xml:id="list34141691" text:continue-list="list29350050" text:style-name="L10">
        <text:list-item>
          <text:p text:style-name="P25">Trust Anchor Root Certificate, Trust Anchor Root CRL</text:p>
        </text:list-item>
        <text:list-item>
          <text:p text:style-name="P25">Good CA Cert, Good CA CRL</text:p>
        </text:list-item>
        <text:list-item>
          <text:p text:style-name="P25">Valid Certificate Path Test1 EE</text:p>
        </text:list-item>
      </text:list>
      <text:h text:style-name="Heading_20_2" text:outline-level="2">Adding a macro signature in OOo 3.2 document</text:h>
      <text:p text:style-name="Text_20_body"><text:span text:style-name="T1">File:</text:span> valid_ooo3_2_doc_unsigned_macro.odt</text:p>
      <text:p text:style-name="Text_20_body">When pressing the 'Add' button in the 'Digital Signature' dialog, then a query box must be displayed, which says that the document signatures will be removed if the user continues. If the one presses 'OK' then the certificate selection dialog is opened and one can chose the certificate. After the signatures dialog is closed, the status bar must be updated, because the document signatures have been removed.</text:p>
      <text:p text:style-name="Text_20_body"/>
      <text:p text:style-name="P2">Certification Path (document signature):</text:p>
      <text:list xml:id="list34127681" text:continue-numbering="true" text:style-name="L10">
        <text:list-item>
          <text:p text:style-name="P25"><text:soft-page-break/>Trust Anchor Root Certificate, Trust Anchor Root CRL</text:p>
        </text:list-item>
        <text:list-item>
          <text:p text:style-name="P25">Good CA Cert, Good CA CRL</text:p>
        </text:list-item>
        <text:list-item>
          <text:p text:style-name="P25">Valid Certificate Path Test1 EE</text:p>
        </text:list-item>
      </text:list>
      <text:h text:style-name="Heading_20_2" text:outline-level="2">Removing a macrosignature in a signed OOo 2 document</text:h>
      <text:p text:style-name="Text_20_body"><text:span text:style-name="T1">File:</text:span> valid_ooo2_x_doc_macro.odt</text:p>
      <text:p text:style-name="Text_20_body">When pressing the 'Add' button in the 'Digital Signature' dialog, then an error box must be displayed, which says that the document must be saved <text:s/>using ODF 1.2. There is only an 'OK' button, which closes the messagebox. No other message will be displayed.</text:p>
      <text:p text:style-name="Text_20_body"/>
      <text:p text:style-name="P2">Certification Path (document and macro signature):</text:p>
      <text:list xml:id="list34117769" text:continue-numbering="true" text:style-name="L10">
        <text:list-item>
          <text:p text:style-name="P25">Trust Anchor Root Certificate, Trust Anchor Root CRL</text:p>
        </text:list-item>
        <text:list-item>
          <text:p text:style-name="P25">Good CA Cert, Good CA CRL</text:p>
        </text:list-item>
        <text:list-item>
          <text:p text:style-name="P25">Valid Certificate Path Test1 EE</text:p>
        </text:list-item>
      </text:list>
      <text:h text:style-name="Heading_20_2" text:outline-level="2">Removing a macrosignature in a signed OOo 3.0 document</text:h>
      <text:p text:style-name="Text_20_body"><text:span text:style-name="T1">File:</text:span> valid_ooo3_0_doc_macro.odt</text:p>
      <text:p text:style-name="Text_20_body">When pressing the 'Remove' button in the 'Digital Signature' dialog, then a query box must be displayed, which says that the document signatures will be removed if the user continues. If the one presses 'OK' then the certificate selection dialog is opened and one can chose the certificate. After the signatures dialog is closed, the status bar must be updated, because the document signatures have been removed.</text:p>
      <text:p text:style-name="P2">Certification Path (document and macro signature):</text:p>
      <text:list xml:id="list34115285" text:continue-numbering="true" text:style-name="L10">
        <text:list-item>
          <text:p text:style-name="P25">Trust Anchor Root Certificate, Trust Anchor Root CRL</text:p>
        </text:list-item>
        <text:list-item>
          <text:p text:style-name="P25">Good CA Cert, Good CA CRL</text:p>
        </text:list-item>
        <text:list-item>
          <text:p text:style-name="P25">Valid Certificate Path Test1 EE</text:p>
        </text:list-item>
      </text:list>
      <text:h text:style-name="Heading_20_2" text:outline-level="2">Removing a macrosignature in a signed OOo 3.2 document</text:h>
      <text:p text:style-name="Text_20_body"><text:span text:style-name="T1">File:</text:span> valid_ooo3_2_doc_macro.odt</text:p>
      <text:p text:style-name="P2"><text:soft-page-break/>Certification Path (document and macro signature):</text:p>
      <text:list xml:id="list34111801" text:continue-numbering="true" text:style-name="L10">
        <text:list-item>
          <text:p text:style-name="P25">Trust Anchor Root Certificate, Trust Anchor Root CRL</text:p>
        </text:list-item>
        <text:list-item>
          <text:p text:style-name="P25">Good CA Cert, Good CA CRL</text:p>
        </text:list-item>
        <text:list-item>
          <text:p text:style-name="P25">Valid Certificate Path Test1 EE</text:p>
        </text:list-item>
      </text:list>
      <text:h text:style-name="Heading_20_1" text:outline-level="1">Display of Subject and Issuer Names</text:h>
      <text:p text:style-name="Text_20_body">The documents in this chapter are used to check if the subject and issuer names are displayed correctly. Those names are displayed in the Digital Signature dialog, when it contains signatures. <text:s/>After selecting one signature, one can press the 'View Certificate' button. Look for the 'Issued to' and 'Issued by' fields in the dialog. On the details page one can directly look at the subject and issuer names (select them).</text:p>
      <text:p text:style-name="Text_20_body">The subject name is also displayed when one presses the 'Add' button.</text:p>
      <text:p text:style-name="Text_20_body">It is not necessary to have the complete certificate chain installed, because the validation result is of no interest and does not affect how the strings are displayed.</text:p>
      <text:p text:style-name="Text_20_body">The details view of the issuer and subject name contains attribute/value pairs which are displayed on separate lines. Also pairs from multi-value relative distinguished names (RDN) are displayed this way. </text:p>
      <text:h text:style-name="Heading_20_2" text:outline-level="2"><text:bookmark-start text:name="__RefHeading__30281172"/>Quoting<text:bookmark-end text:name="__RefHeading__30281172"/></text:h>
      <text:p text:style-name="Text_20_body"><text:span text:style-name="T1">File:</text:span> dn_quoting.odt</text:p>
      <text:p text:style-name="P2">Validation result<text:span text:style-name="T3">: valid </text:span></text:p>
      <text:p text:style-name="Text_20_body">This document tests the correct display of the subject name which contains quotation and special characters.</text:p>
      <text:p text:style-name="Text_20_body">On platforms where we use the NSS libraries, the distinguished names look slightly different, because special characters are escaped with '\', wheras on Windows <text:span text:style-name="T5">" is used.</text:span></text:p>
      <text:p text:style-name="Text_20_body"/>
      <text:p text:style-name="Text_20_body">User 3 Root 11: <text:s text:c="2"/><text:span text:style-name="T5">"enclosing quotes"</text:span></text:p>
      <text:p text:style-name="P9">User 4 Root 11: <text:s/>""double enclosing quotes""</text:p>
      <text:p text:style-name="P9">User 5 Root 11: ""two starting one ending quote"</text:p>
      <text:p text:style-name="P9">User 6 Root 11: "starting quote</text:p>
      <text:p text:style-name="P9">User 7 Root 11: ending quote"</text:p>
      <text:p text:style-name="P9">User 8 Root 11: middle "quote</text:p>
      <text:p text:style-name="P9">User 9 Root 11: double ""middle quote</text:p>
      <text:p text:style-name="P9"><text:soft-page-break/>User 10 Root 11: partially "enclosing quote“</text:p>
      <text:p text:style-name="P9">User 11 Root 11: "User 11, starting quote</text:p>
      <text:p text:style-name="P9">User 12 Root 11: User 12, ending quote"</text:p>
      <text:p text:style-name="P9">User 13 Root 11: "User 13, enclosing quotes"</text:p>
      <text:p text:style-name="P9">User 14 Root 11: <text:s/>User 14 ",middle quote</text:p>
      <text:p text:style-name="Text_20_body">User 15 Root 11: <text:s text:c="2"/>\<text:span text:style-name="T5">enclosing quotes\</text:span></text:p>
      <text:p text:style-name="P9">User 16 Root 11: <text:s/>\\double enclosing quotes\\</text:p>
      <text:p text:style-name="P9">User 17 Root 11: \\two starting one ending quote\</text:p>
      <text:p text:style-name="P9">User 18 Root 11: \starting quote</text:p>
      <text:p text:style-name="P9">User 19 Root 11: ending quote\</text:p>
      <text:p text:style-name="P9">User 20 Root 11: middle \quote</text:p>
      <text:p text:style-name="P9">User 21 Root 11: double \\middle quote</text:p>
      <text:p text:style-name="P9">User 22 Root 11: partially \enclosing quote\</text:p>
      <text:p text:style-name="P9">User 23 Root 11: \User 23, starting quote</text:p>
      <text:p text:style-name="P9">User 24 Root 11: User 24, ending quote\</text:p>
      <text:p text:style-name="P9">User 25 Root 11: \User 25, enclosing quote\</text:p>
      <text:p text:style-name="P9">User 26 Root 11:User 26\, middle quote</text:p>
      <text:p text:style-name="P9">User 27 Root 11: comma, comma, comma ,</text:p>
      <text:p text:style-name="P9">User 28 Root 11: equal CN=User 23</text:p>
      <text:p text:style-name="P9">User 29 Root 11: User 29+OU=ooo</text:p>
      <text:p text:style-name="Text_20_body"><text:span text:style-name="T5">User 30 Root 11: User 30&lt; &gt;#; </text:span><text:span text:style-name="T7">"+"</text:span></text:p>
      <text:p text:style-name="Text_20_body"><text:span text:style-name="T8">User 31 Root 11:</text:span><text:span text:style-name="T9"> User 31 </text:span><text:span text:style-name="T10">\"a,b"+CN=US, &gt; \\de &lt;</text:span></text:p>
      <text:p text:style-name="P12"/>
      <text:p text:style-name="P13">Certification Path:</text:p>
      <text:list xml:id="list29357823" text:style-name="L12">
        <text:list-item>
          <text:p text:style-name="P30">Root 11, Root 11 CRL</text:p>
        </text:list-item>
        <text:list-item>
          <text:p text:style-name="P31">User x Root 11 <text:s/>(one of <text:s/>the above certificates)</text:p>
        </text:list-item>
      </text:list>
      <text:p text:style-name="Text_20_body"><text:soft-page-break/></text:p>
      <text:h text:style-name="Heading_20_2" text:outline-level="2"><text:bookmark-start text:name="__RefHeading__30282246"/>Latin Extended-A and Greek BMPString<text:bookmark-end text:name="__RefHeading__30282246"/></text:h>
      <text:p text:style-name="P2">File: <text:span text:style-name="T3"><text:s/>dn_latin_ext_greek_bmpstring.odf</text:span></text:p>
      <text:p text:style-name="P2">Validation result<text:span text:style-name="T3">: valid </text:span></text:p>
      <text:p text:style-name="P8">Make sure that the common name of the subject is displayed properly.</text:p>
      <text:p text:style-name="P10">The Common Name (CN) of the subject field uses letters from latin extended and greek character set and is contained in a BMPString.</text:p>
      <text:p text:style-name="P8">The name is:</text:p>
      <text:p text:style-name="P2"><text:span text:style-name="T6">ŹźŻ </text:span><text:span text:style-name="T6">ΦΧΨΩ</text:span></text:p>
      <text:p text:style-name="P10">Unicode values:</text:p>
      <text:p text:style-name="P10">U+0179 U+017A U+017B U+0020 U+03A6 U+03A7 U+03A8 <text:s/>U+03A9</text:p>
      <text:p text:style-name="P10"/>
      <text:p text:style-name="P13">Certification Path:</text:p>
      <text:list xml:id="list34133801" text:continue-numbering="true" text:style-name="L12">
        <text:list-item>
          <text:p text:style-name="P30">Root 11, Root 11 CRL</text:p>
        </text:list-item>
        <text:list-item>
          <text:p text:style-name="P31">User 1 Root 11</text:p>
        </text:list-item>
      </text:list>
      <text:p text:style-name="P11"/>
      <text:h text:style-name="P34" text:outline-level="2"><text:bookmark-start text:name="__RefHeading__30283577"/>Cyrillic BMPString<text:bookmark-end text:name="__RefHeading__30283577"/></text:h>
      <text:p text:style-name="P2"><text:span text:style-name="T5">File:</text:span><text:span text:style-name="T6"> dn_cyrillic_bmpstring.odf</text:span></text:p>
      <text:p text:style-name="P2"><text:span text:style-name="T5">Validation result:</text:span><text:span text:style-name="T6"> valid </text:span></text:p>
      <text:p text:style-name="P10">The Common Name (CN) of the subject field uses cyrillic letters and is contained in a BMPString.</text:p>
      <text:p text:style-name="P10">The name is:</text:p>
      <text:p text:style-name="P10">ЏАБВГД <text:s/></text:p>
      <text:p text:style-name="P10">Unicode values:</text:p>
      <text:p text:style-name="P10">U+040F U+0410 U+0411 U+0412 U+413 U+0414</text:p>
      <text:p text:style-name="P10"/>
      <text:p text:style-name="P13"><text:soft-page-break/>Certification Path:</text:p>
      <text:list xml:id="list34113335" text:continue-numbering="true" text:style-name="L12">
        <text:list-item>
          <text:p text:style-name="P30">Root 11, Root 11 CRL</text:p>
        </text:list-item>
        <text:list-item>
          <text:p text:style-name="P32">User 2 Root 11</text:p>
        </text:list-item>
      </text:list>
      <text:h text:style-name="Heading_20_2" text:outline-level="2"><text:bookmark-start text:name="__RefHeading__32456435"/>Multi value RDN<text:bookmark-end text:name="__RefHeading__32456435"/></text:h>
      <text:p text:style-name="P2">File: <text:span text:style-name="T3">dn_multivalue_rdn.odf</text:span></text:p>
      <text:p text:style-name="P2"><text:span text:style-name="T5">Validation result:</text:span><text:span text:style-name="T6"> valid </text:span></text:p>
      <text:p text:style-name="P2"><text:span text:style-name="T6">The distinguished name (DN) of the subject consists of only one relatvie distinguished name (RDN). The RDN consists of multiple attribute/value pairs. The value of the RDN is:</text:span></text:p>
      <text:p text:style-name="P2"><text:span text:style-name="T6">C=DE + CN=User32 + ST=Hamburg + UID=3456 + O=OpenOffice.org + E=test@test.org</text:span></text:p>
      <text:p text:style-name="Text_20_body">The '+' sign separates the attribute/value pairs and are not part of the DN. UID may not be known to the system and therefore they may show the OID for it, which has the value 0.9.2342.19200300.100.1.1</text:p>
      <text:p text:style-name="Text_20_body">The certificiate User_32_Root_11.crt cannot be found in CAs/Root_11/demoCA/index.txt and CAs/Root_11/demoCA/newcerts, because the certificate request was processed by certutil.exe (nss) and not <text:span text:style-name="T4">“</text:span>openssl ca“. Although it was possible to create with <text:span text:style-name="T11">“</text:span>openssl req“ the subject name using a multi-value RDN (only by supplying the subject on the command line using swithes -subj /C=DE+O=OpenOffice.org .... -multivalue-rdn) openssl ca (version 0.9.8n and 1.0.0a) produced single-valued RDNs in the certificate.</text:p>
      <text:p text:style-name="Text_20_body"/>
      <text:p text:style-name="P13">Certification Path:</text:p>
      <text:list xml:id="list34141679" text:continue-numbering="true" text:style-name="L12">
        <text:list-item>
          <text:p text:style-name="P30">Root 11, Root 11 CRL</text:p>
        </text:list-item>
        <text:list-item>
          <text:p text:style-name="P32">User 32 Root 11</text:p>
        </text:list-item>
      </text:list>
      <text:p text:style-name="Standard"/>
      <text:h text:style-name="Heading_20_2" text:outline-level="2">Mixed single value and multi value RDN</text:h>
      <text:p text:style-name="P2">File: <text:span text:style-name="T3">dn_single_multivalue_rdn.odf</text:span></text:p>
      <text:p text:style-name="P2"><text:span text:style-name="T5">Validation result:</text:span><text:span text:style-name="T6"> valid </text:span></text:p>
      <text:p text:style-name="P2"><text:span text:style-name="T6">The distinguished name of the subject consists of single and multi-value RDNs:</text:span></text:p>
      <text:p text:style-name="P2"><text:soft-page-break/><text:span text:style-name="T6">C=DE<text:line-break/>ST=Hamburg</text:span></text:p>
      <text:p text:style-name="P2"><text:span text:style-name="T6">O=OpenOffice.org</text:span></text:p>
      <text:p text:style-name="P2"><text:span text:style-name="T6">OU=Development</text:span></text:p>
      <text:p text:style-name="P2"><text:span text:style-name="T6">CN=User33 + <text:s/>UID=3456 + E=test@test.org</text:span></text:p>
      <text:p text:style-name="Text_20_body">The '+' sign separates the attribute/value pairs and are not part of the DN. UID may not be known to the system and therefore they may show the OID for it, which has the value 0.9.2342.19200300.100.1.1</text:p>
      <text:p text:style-name="Text_20_body">The certificate User_33_Root_11.crt was created by certutil.exe (see<text:bookmark-ref text:reference-format="chapter" text:ref-name="__RefHeading__32456435">4.4</text:bookmark-ref> <text:bookmark-ref text:reference-format="text" text:ref-name="__RefHeading__32456435">Multi value RDN</text:bookmark-ref>).</text:p>
      <text:p text:style-name="P13">Certification Path:</text:p>
      <text:list xml:id="list34123740" text:continue-numbering="true" text:style-name="L12">
        <text:list-item>
          <text:p text:style-name="P30">Root 11, Root 11 CRL</text:p>
        </text:list-item>
        <text:list-item>
          <text:p text:style-name="P32">User 33 Root 11</text:p>
        </text:list-item>
      </text:list>
      <text:h text:style-name="Heading_20_2" text:outline-level="2">Mixed single value and multi value RDN with quoted values </text:h>
      <text:p text:style-name="P2">File: <text:span text:style-name="T3">dn_single_multivalue_rdn_with_quoting.odf</text:span></text:p>
      <text:p text:style-name="P2"><text:span text:style-name="T5">Validation result:</text:span><text:span text:style-name="T6"> valid </text:span></text:p>
      <text:p text:style-name="P2"><text:span text:style-name="T6">The distinguished name of the subject consists of single and multi-value RDNs, which contain special characters ('+', '=') which require quoting:</text:span></text:p>
      <text:p text:style-name="P2"><text:span text:style-name="T6">C=DE<text:line-break/>ST=Hamburg</text:span></text:p>
      <text:p text:style-name="P2"><text:span text:style-name="T6">O=OpenOffice.org</text:span></text:p>
      <text:p text:style-name="P2"><text:span text:style-name="T6">E=test@test.org + CN=“User34 with a + in the name“ + <text:s/>OU=“Development = team 1 + team 2“</text:span></text:p>
      <text:p text:style-name="Text_20_body">The '+' sign separates the attribute/value pairs and are not part of the DN. The quotes enclosing the values of CN an OU shall not be displayed.</text:p>
      <text:p text:style-name="Text_20_body">The certificate User_33_Root_11.crt was created by certutil.exe (see<text:bookmark-ref text:reference-format="chapter" text:ref-name="__RefHeading__32456435">4.4</text:bookmark-ref> <text:bookmark-ref text:reference-format="text" text:ref-name="__RefHeading__32456435">Multi value RDN</text:bookmark-ref>).</text:p>
      <text:p text:style-name="P13">Certification Path:</text:p>
      <text:list xml:id="list34121693" text:continue-numbering="true" text:style-name="L12">
        <text:list-item>
          <text:p text:style-name="P30">Root 11, Root 11 CRL</text:p>
        </text:list-item>
        <text:list-item>
          <text:p text:style-name="P32">User 34 Root 11</text:p>
        </text:list-item>
      </text:list>
      <text:h text:style-name="Heading_20_1" text:outline-level="1">Certification Path Discovery</text:h>
      <text:h text:style-name="Heading_20_2" text:outline-level="2">General information and setup</text:h>
      <text:p text:style-name="Text_20_body">Using the certificates from PKI test suite from NIST ( <text:a xlink:type="simple" xlink:href="http://csrc.nist.gov/groups/ST/crypto_apps_infra/pki/pkitesting.html">http://csrc.nist.gov/groups/ST/crypto_apps_infra/pki/pkitesting.html</text:a><text:a xlink:type="simple" xlink:href="http://csrc.nist.gov/groups/ST/crypto_apps_infra/pki/pkitesting.html">) one could create the respective OOo documents. However, we can generally assume that the validation function work. With these test we want only rule out a wrong usage of the API. </text:a></text:p>
      <text:p text:style-name="Text_20_body"><text:a xlink:type="simple" xlink:href="http://csrc.nist.gov/groups/ST/crypto_apps_infra/pki/pkitesting.html">On Windows it may be necessary to delete</text:a></text:p>
      <text:p text:style-name="Text_20_body"><text:a xlink:type="simple" xlink:href="/C:/Document">c:\Document</text:a><text:a xlink:type="simple" xlink:href="http://csrc.nist.gov/groups/ST/crypto_apps_infra/pki/pkitesting.html"> and Settings\{user name}\Application Data\Microsoft\CryptnetUrlCache</text:a></text:p>
      <text:p text:style-name="Text_20_body"><text:a xlink:type="simple" xlink:href="http://csrc.nist.gov/groups/ST/crypto_apps_infra/pki/pkitesting.html">before the tests. It caches, for example, the certificates obtained via the AIA extension.</text:a></text:p>
      <text:h text:style-name="Heading_20_2" text:outline-level="2"><text:a xlink:type="simple" xlink:href="http://csrc.nist.gov/groups/ST/crypto_apps_infra/pki/pkitesting.html">AIA, CA Issuers</text:a></text:h>
      <text:p text:style-name="P2">File: <text:span text:style-name="T3">aia_ca_issuers.odt</text:span></text:p>
      <text:p text:style-name="P2">Validation result:<text:span text:style-name="T3"> valid</text:span></text:p>
      <text:p text:style-name="P8">The intermediate certificate is not installed, but the end certificate references it in the AIA extensions. It is then automaticalle obtained by the respective validation functions.</text:p>
      <text:p text:style-name="P8">The end certificate uses a CRL distribution point to reference revocation information.</text:p>
      <text:p text:style-name="P8">Setup:</text:p>
      <text:p text:style-name="P8">Start the http server from <text:span text:style-name="T1">CAs/Sub_CA_1_Root_10</text:span>:</text:p>
      <text:p text:style-name="Text_20_body"><text:span text:style-name="Source_20_Text"><text:span text:style-name="T3">java -jar ../../tools/httpserv/dist/httpserv.jar -a 8902</text:span></text:span></text:p>
      <text:p text:style-name="Text_20_body">and to provide the intermediate certificate:</text:p>
      <text:p text:style-name="Text_20_body"><text:span text:style-name="Source_20_Text"><text:span text:style-name="T3">java -jar ../../tools/httpserv/dist/httpserv.jar -a 8910</text:span></text:span></text:p>
      <text:p text:style-name="P2"><text:span text:style-name="Source_20_Text"><text:span text:style-name="T3"/></text:span></text:p>
      <text:p text:style-name="P13">Certification Path:</text:p>
      <text:list xml:id="list34137782" text:continue-numbering="true" text:style-name="L12">
        <text:list-item>
          <text:p text:style-name="P30">Root 10, Root 10 CRL</text:p>
        </text:list-item>
        <text:list-item>
          <text:p text:style-name="P30">Sub CA 1 Root 10 ( not installed)</text:p>
        </text:list-item>
        <text:list-item>
          <text:p text:style-name="P32">User 1 Sub CA 1 Root 10</text:p>
        </text:list-item>
      </text:list>
      <text:p text:style-name="Text_20_body"><text:soft-page-break/><text:a xlink:type="simple" xlink:href="http://csrc.nist.gov/groups/ST/crypto_apps_infra/pki/pkitesting.html"/></text:p>
      <text:h text:style-name="Heading_20_1" text:outline-level="1">Certification Path Validation</text:h>
      <text:h text:style-name="Heading_20_2" text:outline-level="2">General information and setup</text:h>
      <text:p text:style-name="Text_20_body">Using the certificates from PKI test suite from NIST ( <text:a xlink:type="simple" xlink:href="http://csrc.nist.gov/groups/ST/crypto_apps_infra/pki/pkitesting.html">http://csrc.nist.gov/groups/ST/crypto_apps_infra/pki/pkitesting.html</text:a><text:a xlink:type="simple" xlink:href="http://csrc.nist.gov/groups/ST/crypto_apps_infra/pki/pkitesting.html">) one could create the respective OOo documents. However, we can generally assume that the validation function work. With these test we want only rule out a wrong usage of the API. </text:a></text:p>
      <text:h text:style-name="Heading_20_2" text:outline-level="2"><text:a xlink:type="simple" xlink:href="http://csrc.nist.gov/groups/ST/crypto_apps_infra/pki/pkitesting.html">Incomplete Path</text:a></text:h>
      <text:p text:style-name="P2">File: <text:span text:style-name="T3">incomplete_path.odt</text:span></text:p>
      <text:p text:style-name="P2">Validation result:<text:span text:style-name="T3"> invalid (certificate could not be validated)</text:span></text:p>
      <text:p text:style-name="P8">The root certificate (<text:span text:style-name="T4">“</text:span>Root 9“)is not installed and therefore the end certificate cannot be validated.</text:p>
      <text:p text:style-name="P8"/>
      <text:p text:style-name="P13">Certification Path:</text:p>
      <text:list xml:id="list34123038" text:continue-numbering="true" text:style-name="L12">
        <text:list-item>
          <text:p text:style-name="P30">Root 9, Root 9 CRL (<text:span text:style-name="T4">“</text:span>Root 9“ is not installed)</text:p>
        </text:list-item>
        <text:list-item>
          <text:p text:style-name="P30">Sub CA 1 Root 9, Sub CA 1 Root 9 CRL</text:p>
        </text:list-item>
        <text:list-item>
          <text:p text:style-name="P32">User 1 Sub CA 1 Root 9</text:p>
        </text:list-item>
      </text:list>
      <text:p text:style-name="Text_20_body"/>
      <text:h text:style-name="Heading_20_1" text:outline-level="1">Certification Path Validation: Revocation</text:h>
      <text:h text:style-name="Heading_20_2" text:outline-level="2">General information and setup</text:h>
      <text:p text:style-name="Text_20_body">The test cases here shall verify the correct use of the respective certificate validation function and not revocation checking in general. The assumption is that the functions work, provided they are used properly. On Windows one cannot explicitly use OCSP or CRL checking as one can do with NSS. That is, there are no particular function parameters for it. Therefore it is sufficient to run the CRL tests. If those work then one can assume that everything else works as well.</text:p>
      <text:p text:style-name="Text_20_body">The revocation status of a certificate can be obtained by information embedded in a certificate. The Authority Information Access extension of a certificate can obtain an URI of an OCSP responder and the CRL Distribution Point (CRLDP) extension contains a URI to a CRL. When the certificate is verified then an OCSP response or the CRL can be automatically retrieved. </text:p>
      <text:p text:style-name="Text_20_body">CRLs can also be installed directly into the system (nss, Windows). This is useful if the certificates do not use OCSP or CRLDP.</text:p>
      <text:p text:style-name="P6">Windows uses a different validation routine then Linux, Solaris, etc.. Therefore test must be run at least on Windows and Linux. Also OCSP tests require a Vista or better.</text:p>
      <text:p text:style-name="P6">OOo does not require revocation status information currently. That is, missing revocation information will not cause the validation to fail. We will offer later a check box in the options dialog where the user can switch on that revocation information are required.</text:p>
      <text:h text:style-name="Heading_20_3" text:outline-level="3">Installing root and intermediate certificates</text:h>
      <text:p text:style-name="P6">If not otherwise noted then the CA certificates, that is all mentioned in the “Certification Path” in the test descriptions, except the end certificate (the one that “signed” the document) must be installed. The certificates can be found in certs/ca_certs. </text:p>
      <text:h text:style-name="Heading_20_3" text:outline-level="3">Installing CRLs</text:h>
      <text:p text:style-name="P6">The 'Certificate Revocation Lists' (CRLs) can be found in certs/crl </text:p>
      <text:p text:style-name="Text_20_body"><text:span text:style-name="T2">Installing CRLs in FireFox (Tested 3.5</text:span>)</text:p>
      <text:p text:style-name="P4">Open the preferences or options dialog, then select the “Advanced” icon, select the “Encryption” tab and click on the “Revocation Lists” button. After clicking the import button one can enter a URL to the <text:soft-page-break/>CRL. </text:p>
      <text:p text:style-name="P4">Tip: To get the file URL one can first drag the CRL into the address bar and then copy the URL which is later inserted into the import dialog.</text:p>
      <text:p text:style-name="P5"/>
      <text:p text:style-name="P5">Installing CRLs in Windows (certificate store)</text:p>
      <text:p text:style-name="P6">Right-click the CRL in the explorer and choose “Install CRL”</text:p>
      <text:h text:style-name="Heading_20_3" text:outline-level="3">OCSP responder and http server</text:h>
      <text:p text:style-name="P6">The tests which use “CRL Distribution Points” need a http server which provides the CRLs. There is a minimalistic http server in tools/httpserv/dist/httpserv.jar. The folder httpserv contains a Netbeans 6.7.1 project of this http server. httpserv.jar requires Java 6. If a test requires, that the CA Test_CA_2009.2_intermediate_1 provides a CRL via http on port 8901, then on has to:</text:p>
      <text:p text:style-name="P6">-change directory to CAs/Test_CA_2009.2_intermediate_1</text:p>
      <text:p text:style-name="P6">-run java -jar ../../tools/httpserv/dist/httpserv.jar --accept 8901</text:p>
      <text:p text:style-name="P6">The URL of the CRL DP of the certificate issued by this CA will then look like this:</text:p>
      <text:p text:style-name="P6"><text:a xlink:type="simple" xlink:href="http://localhost:8900/demoCA/crl1.crl">http://localhost:8901/demoCA/crl1.crl</text:a></text:p>
      <text:p text:style-name="P6">httpserv will then try to find demoCA/crl1.crl relative to the current directory.</text:p>
      <text:p text:style-name="P5">OCSP responder</text:p>
      <text:p text:style-name="P6">The tests which use ocsp need a running ocsp. For this we use “openssl ocsp” (OpenSSL 0.9.8k (2009)). <text:s/>On Windows it may be easiest to install cygwin which contains the latest openssl version. </text:p>
      <text:p text:style-name="P6">If a test says that the ocsp responder is provided by the CA <text:s/>Test_CA_2009.2_intermediate_1 using port 8889, then on has to:</text:p>
      <text:p text:style-name="P6">-change directory to CAs/Test_CA_2009.2_intermediate_1</text:p>
      <text:p text:style-name="P6">-run </text:p>
      <text:p text:style-name="P6">openssl ocsp -index demoCA/index.txt -port 8889 -rsigner demoCA/cacert.pem -rkey demoCA/cakey.pem -CA demoCA/cacert.pem -text </text:p>
      <text:p text:style-name="P6">- enter the password: asdf</text:p>
      <text:p text:style-name="P6">The file demoCA/index.txt contains all issued certificates of this CA and contains also the information which of these were revoked.</text:p>
      <text:p text:style-name="P6"><text:soft-page-break/><text:span text:style-name="T1">Important: </text:span>Make sure that the CRLs are not installed in the certificate stores when you are running the OCSP, CRL Distribution Point tests.</text:p>
      <text:h text:style-name="Heading_20_3" text:outline-level="3"><text:bookmark-start text:name="__RefHeading__36512818"/>Caching of revocation information<text:bookmark-end text:name="__RefHeading__36512818"/></text:h>
      <text:p text:style-name="Text_20_body">Nss does only cache OCSP responses and CRLs obtained via CRLDP for the current process. That is after restarting OOo and using the test documents one should be able to see that the OCSP responder or the http server are contacted to retrieve the information.</text:p>
      <text:p text:style-name="Text_20_body">On Windows those information are permanently cached. On can used</text:p>
      <text:p text:style-name="Text_20_body">certutil -URLcache</text:p>
      <text:p text:style-name="Text_20_body">certutil -URLcache CRL</text:p>
      <text:p text:style-name="Text_20_body">to see what information are cached.</text:p>
      <text:p text:style-name="Text_20_body">To delete the cached CRLs:</text:p>
      <text:p text:style-name="Text_20_body">certutil -URLcache CRL delete</text:p>
      <text:p text:style-name="Text_20_body">Or one can delete</text:p>
      <text:p text:style-name="Text_20_body"><text:a xlink:type="simple" xlink:href="/C:/Document">c:\Document</text:a> and Settings\{user name}\Application Data\Microsoft\CryptnetUrlCache</text:p>
      <text:h text:style-name="Heading_20_3" text:outline-level="3">OCSP and Windows</text:h>
      <text:p text:style-name="Text_20_body">OCSP is only available on Vista and later unless one installs some third party software. However, the OCSP tests do not work. The Windows CAPI2 uses <text:s/>HTTP Get for the OCSP request, which is not understood by openssl ocsp. <text:s/>See</text:p>
      <text:p text:style-name="Text_20_body"><text:a xlink:type="simple" xlink:href="http://technet.microsoft.com/en-us/library/cc749296%28WS.10%29.aspx">http://technet.microsoft.com/en-us/library/cc749296%28WS.10%29.aspx</text:a></text:p>
      <text:p text:style-name="Text_20_body">Paragraph: Methods not allowed by the server.</text:p>
      <text:p text:style-name="Text_20_body"/>
      <text:h text:style-name="Heading_20_2" text:outline-level="2"><text:s/>No revocation information</text:h>
      <text:p text:style-name="P2">File: <text:span text:style-name="T3">valid_no_revocation.odt</text:span></text:p>
      <text:p text:style-name="P2">Validation result:<text:span text:style-name="T3"> valid</text:span></text:p>
      <text:p text:style-name="P8">In this tests there are no revocation information at all available. </text:p>
      <text:p text:style-name="P8"/>
      <text:p text:style-name="P13"><text:soft-page-break/>Certification Path:</text:p>
      <text:list xml:id="list34122458" text:continue-numbering="true" text:style-name="L12">
        <text:list-item>
          <text:p text:style-name="P30">Root 1</text:p>
        </text:list-item>
        <text:list-item>
          <text:p text:style-name="P30">Sub CA 1 Root 1</text:p>
        </text:list-item>
        <text:list-item>
          <text:p text:style-name="P30">User 1 Sub CA 1 Root 1</text:p>
        </text:list-item>
      </text:list>
      <text:h text:style-name="Heading_20_2" text:outline-level="2">CRL, no revocation information of <text:s/>root CA</text:h>
      <text:p text:style-name="P2">File: <text:span text:style-name="T3">valid_no_root_revocation_info.odt</text:span></text:p>
      <text:p text:style-name="P2">Validation result:<text:span text:style-name="T3"> valid</text:span></text:p>
      <text:p text:style-name="P8">In this tests there are no revocation information for the root ca. </text:p>
      <text:p text:style-name="P8"/>
      <text:p text:style-name="P13">Certification Path:</text:p>
      <text:list xml:id="list34140619" text:continue-numbering="true" text:style-name="L12">
        <text:list-item>
          <text:p text:style-name="P30">Root 2</text:p>
        </text:list-item>
        <text:list-item>
          <text:p text:style-name="P30">Sub CA 1 Root 2, Sub CA 1 Root 2 CRL</text:p>
        </text:list-item>
        <text:list-item>
          <text:p text:style-name="P30">User 1 Sub CA 1 Root 2</text:p>
        </text:list-item>
      </text:list>
      <text:p text:style-name="P14"/>
      <text:h text:style-name="Heading_20_2" text:outline-level="2">CRL, no revocation information of intermediate CA</text:h>
      <text:p text:style-name="P2">File: <text:span text:style-name="T3">valid_no_sub_ca_revocation_info.odt</text:span></text:p>
      <text:p text:style-name="P2">Validation result:<text:span text:style-name="T3"> valid</text:span></text:p>
      <text:p text:style-name="P8">In this tests there are no revocation information for the intermediate ca. </text:p>
      <text:p text:style-name="P8"/>
      <text:p text:style-name="P13">Certification Path:</text:p>
      <text:list xml:id="list34112460" text:continue-numbering="true" text:style-name="L12">
        <text:list-item>
          <text:p text:style-name="P30">Root 3, Root 3 CRL</text:p>
        </text:list-item>
        <text:list-item>
          <text:p text:style-name="P30">Sub CA 1 Root 3</text:p>
        </text:list-item>
        <text:list-item>
          <text:p text:style-name="P32">User 1 Sub CA 1 Root 3</text:p>
        </text:list-item>
      </text:list>
      <text:h text:style-name="Heading_20_2" text:outline-level="2"><text:soft-page-break/>CRL</text:h>
      <text:p text:style-name="P2">File: <text:span text:style-name="T3">crl.odt</text:span></text:p>
      <text:p text:style-name="P2">Validation result:<text:span text:style-name="T3"> valid</text:span></text:p>
      <text:p text:style-name="P8"/>
      <text:p text:style-name="P2">Certification Path:</text:p>
      <text:list xml:id="list29357753" text:style-name="L13">
        <text:list-item>
          <text:p text:style-name="P28">Root 4, Root 4 CRL</text:p>
        </text:list-item>
        <text:list-item>
          <text:p text:style-name="P28">Sub CA 1 Root 4, Sub CA 1 Root 4 CRL</text:p>
        </text:list-item>
        <text:list-item>
          <text:p text:style-name="P28">User 1 Sub CA 1 Root 4</text:p>
        </text:list-item>
      </text:list>
      <text:h text:style-name="P35" text:outline-level="2">CRL, revoked leaf</text:h>
      <text:p text:style-name="P2">File: <text:span text:style-name="T3">crl_revoked_leaf.odt</text:span></text:p>
      <text:p text:style-name="P2">Validation result:<text:span text:style-name="T3"> invalid (only end certificate)</text:span></text:p>
      <text:p text:style-name="P8">The end certificate is revoked.</text:p>
      <text:p text:style-name="P8"/>
      <text:p text:style-name="P2">Certification Path:</text:p>
      <text:list xml:id="list34137040" text:continue-numbering="true" text:style-name="L13">
        <text:list-item>
          <text:p text:style-name="P28">Root 4, Root 4 CRL</text:p>
        </text:list-item>
        <text:list-item>
          <text:p text:style-name="P28">Sub CA 1 Root 4, Sub CA 1 Root 4 CRL</text:p>
        </text:list-item>
        <text:list-item>
          <text:p text:style-name="P28">User 2 Sub CA 1 Root 4</text:p>
        </text:list-item>
      </text:list>
      <text:h text:style-name="Heading_20_2" text:outline-level="2">CRL, revoked chain</text:h>
      <text:p text:style-name="P2">File: <text:span text:style-name="T3">crl_revoked_chain.odt</text:span></text:p>
      <text:p text:style-name="P2">Validation result:<text:span text:style-name="T3"> invalid (end certificate, intermediate certificate)</text:span></text:p>
      <text:p text:style-name="P8">The intermediate certificate is revoked.</text:p>
      <text:p text:style-name="P8"/>
      <text:p text:style-name="P2">Certification Path:</text:p>
      <text:list xml:id="list34136690" text:continue-numbering="true" text:style-name="L13">
        <text:list-item>
          <text:p text:style-name="P28">Root 4, Root 4 CRL</text:p>
        </text:list-item>
        <text:list-item>
          <text:p text:style-name="P28">Sub CA 2 Root 4, Sub CA 2 Root 4 CRL</text:p>
        </text:list-item>
        <text:list-item>
          <text:p text:style-name="P28"><text:soft-page-break/>User 1 Sub CA 2 Root 4</text:p>
        </text:list-item>
      </text:list>
      <text:p text:style-name="P7"/>
      <text:h text:style-name="Heading_20_2" text:outline-level="2">CRL, revoked leaf and chain</text:h>
      <text:p text:style-name="P2">File: <text:span text:style-name="T3">crl_revoked_leaf_chain.odt</text:span></text:p>
      <text:p text:style-name="P2">Validation result:<text:span text:style-name="T3"> invalid (end certificate, intermediate certificate)</text:span></text:p>
      <text:p text:style-name="P8">The intermediate and the end certificate are revoked.</text:p>
      <text:p text:style-name="P8"/>
      <text:p text:style-name="P2">Certification Path:</text:p>
      <text:list xml:id="list34121839" text:continue-numbering="true" text:style-name="L13">
        <text:list-item>
          <text:p text:style-name="P28">Root 4, Root 4 CRL</text:p>
        </text:list-item>
        <text:list-item>
          <text:p text:style-name="P28">Sub CA 2 Root 4, Sub CA 2 Root 4 CRL</text:p>
        </text:list-item>
        <text:list-item>
          <text:p text:style-name="P28">User 2 Sub CA 2 Root 4</text:p>
        </text:list-item>
      </text:list>
      <text:h text:style-name="Heading_20_2" text:outline-level="2">CRL Distribution Point, no root revocation info</text:h>
      <text:p text:style-name="P2">File: <text:span text:style-name="T3">crldp_no_root_revocation_info.odt</text:span></text:p>
      <text:p text:style-name="P2">Validation result:<text:span text:style-name="T3"> valid</text:span></text:p>
      <text:p text:style-name="P8">The end and intermediate certificates use the crl distribution point extension to refer to CRLs. But only the intermediate CA provides one and the root CA does not.</text:p>
      <text:p text:style-name="P8">Setup:</text:p>
      <text:p text:style-name="P8">Start the http server from <text:span text:style-name="T1">CAs/Sub_CA_1_Root_5</text:span>:</text:p>
      <text:p text:style-name="P2"><text:span text:style-name="Source_20_Text"><text:span text:style-name="T3">java -jar ../../tools/httpserv/dist/httpserv.jar -a 8902</text:span></text:span></text:p>
      <text:p text:style-name="P8"/>
      <text:p text:style-name="P2">Certification Path:</text:p>
      <text:list xml:id="list34141952" text:continue-numbering="true" text:style-name="L13">
        <text:list-item>
          <text:p text:style-name="P28">Root 5</text:p>
        </text:list-item>
        <text:list-item>
          <text:p text:style-name="P28">Sub CA 1 Root 5</text:p>
        </text:list-item>
        <text:list-item>
          <text:p text:style-name="P29">User 1 Sub CA 1 Root 5</text:p>
        </text:list-item>
      </text:list>
      <text:h text:style-name="Heading_20_2" text:outline-level="2"><text:soft-page-break/>CRL Distribution Point, no intermediate CA revocation info</text:h>
      <text:p text:style-name="P2">File: <text:span text:style-name="T3">crldp_no_intermediate_ca_revocation_info.odt</text:span></text:p>
      <text:p text:style-name="P2">Validation result:<text:span text:style-name="T3"> valid</text:span></text:p>
      <text:p text:style-name="P8">The end and intermediate certificates use the crl distribution point extension to refer to CRLs. But only the root CA provides one and the intermediate CA does not.</text:p>
      <text:p text:style-name="P8">Setup:</text:p>
      <text:p text:style-name="P8">Start the http server from <text:span text:style-name="T1">CAs/Root_6</text:span>:</text:p>
      <text:p text:style-name="P2"><text:span text:style-name="Source_20_Text"><text:span text:style-name="T3">java -jar ../../tools/httpserv/dist/httpserv.jar -a 8901</text:span></text:span></text:p>
      <text:p text:style-name="P8"/>
      <text:p text:style-name="P2">Certification Path:</text:p>
      <text:list xml:id="list34125614" text:continue-numbering="true" text:style-name="L13">
        <text:list-item>
          <text:p text:style-name="P28">Root 6</text:p>
        </text:list-item>
        <text:list-item>
          <text:p text:style-name="P28">Sub CA 1 Root 6</text:p>
        </text:list-item>
        <text:list-item>
          <text:p text:style-name="P29">User 1 Sub CA 1 Root 6</text:p>
        </text:list-item>
      </text:list>
      <text:h text:style-name="Heading_20_2" text:outline-level="2">CRL Distribution Point</text:h>
      <text:p text:style-name="Text_20_body"><text:span text:style-name="T1">File: </text:span><text:span text:style-name="T3">crldp.odt</text:span></text:p>
      <text:p text:style-name="P8">The root and intermediate CA provide CRLs via http.</text:p>
      <text:p text:style-name="P2">Validation result:<text:span text:style-name="T3"> valid</text:span></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1_Root_7</text:span>:</text:p>
      <text:p text:style-name="P2"><text:span text:style-name="Source_20_Text"><text:span text:style-name="T3">java -jar ../../tools/httpserv/dist/httpserv.jar -a 8902</text:span></text:span></text:p>
      <text:p text:style-name="P8"/>
      <text:p text:style-name="P2">Certification Path:</text:p>
      <text:list xml:id="list34114222" text:continue-numbering="true" text:style-name="L13">
        <text:list-item>
          <text:p text:style-name="P28">Root 7</text:p>
        </text:list-item>
        <text:list-item>
          <text:p text:style-name="P28">Sub CA 1 Root 7</text:p>
        </text:list-item>
        <text:list-item>
          <text:p text:style-name="P29"><text:soft-page-break/>User 1 Sub CA 1 Root 7</text:p>
        </text:list-item>
      </text:list>
      <text:h text:style-name="Heading_20_2" text:outline-level="2">CRL Distribution Point, revoked leaf</text:h>
      <text:p text:style-name="P2">File: <text:span text:style-name="T3">crldp_revoked_leaf.odt</text:span></text:p>
      <text:p text:style-name="P2">Validation result:<text:span text:style-name="T3"> invalid (only end certificate)</text:span></text:p>
      <text:p text:style-name="P8">The end certificate is revoked.</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1_Root_7</text:span>:</text:p>
      <text:p text:style-name="P2"><text:span text:style-name="Source_20_Text"><text:span text:style-name="T3">java -jar ../../tools/httpserv/dist/httpserv.jar -a 8902</text:span></text:span></text:p>
      <text:p text:style-name="P8"/>
      <text:p text:style-name="P2">Certification Path:</text:p>
      <text:list xml:id="list34131206" text:continue-numbering="true" text:style-name="L13">
        <text:list-item>
          <text:p text:style-name="P28">Root 7</text:p>
        </text:list-item>
        <text:list-item>
          <text:p text:style-name="P28">Sub CA 1 Root 7</text:p>
        </text:list-item>
        <text:list-item>
          <text:p text:style-name="P29">User 2 Sub CA 1 Root 7</text:p>
        </text:list-item>
      </text:list>
      <text:h text:style-name="Heading_20_2" text:outline-level="2">CRL Distribution Point, revoked chain</text:h>
      <text:p text:style-name="P2">File: <text:span text:style-name="T3">crldp_revoked_chain.odt</text:span></text:p>
      <text:p text:style-name="P2">Validation result:<text:span text:style-name="T3"> invalid (end certificate, intermediate certificate)</text:span></text:p>
      <text:p text:style-name="P8">The intermediate certificate is revoked.</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2_Root_7</text:span>:</text:p>
      <text:p text:style-name="P2"><text:span text:style-name="Source_20_Text"><text:span text:style-name="T3">java -jar ../../tools/httpserv/dist/httpserv.jar -a 8902</text:span></text:span></text:p>
      <text:p text:style-name="P8"/>
      <text:p text:style-name="P2"><text:soft-page-break/>Certification Path:</text:p>
      <text:list xml:id="list34120889" text:continue-numbering="true" text:style-name="L13">
        <text:list-item>
          <text:p text:style-name="P28">Root 7</text:p>
        </text:list-item>
        <text:list-item>
          <text:p text:style-name="P28">Sub CA 2 Root 7</text:p>
        </text:list-item>
        <text:list-item>
          <text:p text:style-name="P28">User 1 Sub CA 2 Root 7</text:p>
        </text:list-item>
      </text:list>
      <text:h text:style-name="Heading_20_2" text:outline-level="2">CRL Distribution Point, revoked leaf and chain</text:h>
      <text:p text:style-name="P2">File: <text:span text:style-name="T3">crldp_revoked_leaf_chain.odt</text:span></text:p>
      <text:p text:style-name="P2">Validation result:<text:span text:style-name="T3"> invalid (end certificate, intermediate certificate)</text:span></text:p>
      <text:p text:style-name="P8">The intermediate and the end certificate are revoked.</text:p>
      <text:p text:style-name="P8">Setup:</text:p>
      <text:p text:style-name="P8">Start the http server from <text:span text:style-name="T1">CAs/Root_7</text:span>:</text:p>
      <text:p text:style-name="P2"><text:span text:style-name="Source_20_Text"><text:span text:style-name="T3">java -jar ../../tools/httpserv/dist/httpserv.jar -a 8901</text:span></text:span></text:p>
      <text:p text:style-name="P8">Start the http server from <text:span text:style-name="T1">CAs/Sub_CA_2_Root_7</text:span>:</text:p>
      <text:p text:style-name="P2"><text:span text:style-name="Source_20_Text"><text:span text:style-name="T3">java -jar ../../tools/httpserv/dist/httpserv.jar -a 8902</text:span></text:span></text:p>
      <text:p text:style-name="P8"/>
      <text:p text:style-name="P2">Certification Path:</text:p>
      <text:list xml:id="list34111983" text:continue-numbering="true" text:style-name="L13">
        <text:list-item>
          <text:p text:style-name="P28">Root 7</text:p>
        </text:list-item>
        <text:list-item>
          <text:p text:style-name="P28">Sub CA 2 Root 7</text:p>
        </text:list-item>
        <text:list-item>
          <text:p text:style-name="P29">User 2 Sub CA 2 Root 7</text:p>
        </text:list-item>
      </text:list>
      <text:h text:style-name="Heading_20_2" text:outline-level="2">AIA OCSP, no root <text:s/>CA revocation info</text:h>
      <text:p text:style-name="P2">File: <text:span text:style-name="T3">aia_oscp.odt</text:span></text:p>
      <text:p text:style-name="P2">Validation result:<text:span text:style-name="T3"> valid</text:span></text:p>
      <text:p text:style-name="P8">The end and intermediate certificates use the AIA extension to refer to a OCSP responder. But only the intermediate CA provides one and the root CA does not.</text:p>
      <text:p text:style-name="P8">Setup:</text:p>
      <text:p text:style-name="P8">Start the oscp responder server from <text:span text:style-name="T1">CAs/Sub_CA_1_Root_8</text:span>:</text:p>
      <text:p text:style-name="P2"><text:soft-page-break/><text:span text:style-name="Source_20_Text"><text:span text:style-name="T3">openssl ocsp -index demoCA/index.txt -port 8889 -rsigner demoCA/cacert.pem -rkey demoCA/cakey.pem -CA demoCA/cacert.pem -text</text:span></text:span></text:p>
      <text:p text:style-name="P8"/>
      <text:p text:style-name="P2">Certification Path:</text:p>
      <text:list xml:id="list34126860" text:continue-numbering="true" text:style-name="L13">
        <text:list-item>
          <text:p text:style-name="P28">Root 8</text:p>
        </text:list-item>
        <text:list-item>
          <text:p text:style-name="P28">Sub CA 1 Root 8</text:p>
        </text:list-item>
        <text:list-item>
          <text:p text:style-name="P29">User 1 Sub CA 1 Root 8</text:p>
        </text:list-item>
      </text:list>
      <text:h text:style-name="Heading_20_2" text:outline-level="2">AIA OCSP, no intermediate CA revocation info</text:h>
      <text:p text:style-name="P2">File: <text:span text:style-name="T3">aia_oscp.odt</text:span></text:p>
      <text:p text:style-name="P2">Validation result:<text:span text:style-name="T3"> valid</text:span></text:p>
      <text:p text:style-name="P8">The end and intermediate certificates use the AIA extension to refer to a OCSP responder. But only the root CA provides one and the intermediate CA does not.</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
      <text:p text:style-name="P2">Certification Path:</text:p>
      <text:list xml:id="list34135142" text:continue-numbering="true" text:style-name="L13">
        <text:list-item>
          <text:p text:style-name="P28">Root 8</text:p>
        </text:list-item>
        <text:list-item>
          <text:p text:style-name="P28">Sub CA 1 Root 8</text:p>
        </text:list-item>
        <text:list-item>
          <text:p text:style-name="P29">User 1 Sub CA 1 Root 8</text:p>
        </text:list-item>
      </text:list>
      <text:h text:style-name="Heading_20_2" text:outline-level="2">AIA OCSP</text:h>
      <text:p text:style-name="P2">File: <text:span text:style-name="T3">aia_oscp.odt</text:span></text:p>
      <text:p text:style-name="P2">Validation result:<text:span text:style-name="T3"> valid</text:span></text:p>
      <text:p text:style-name="P8">The end and intermediate certificates use the AIA extension to refer to a OCSP responder. Both responder are running.</text:p>
      <text:p text:style-name="P8"><text:soft-page-break/>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Start the oscp responder server from <text:span text:style-name="T1">CAs/Sub_CA_1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4112379" text:continue-numbering="true" text:style-name="L13">
        <text:list-item>
          <text:p text:style-name="P28">Root 8</text:p>
        </text:list-item>
        <text:list-item>
          <text:p text:style-name="P28">Sub CA 1 Root 8</text:p>
        </text:list-item>
        <text:list-item>
          <text:p text:style-name="P29">User 1 Sub CA 1 Root 8</text:p>
        </text:list-item>
      </text:list>
      <text:h text:style-name="Heading_20_2" text:outline-level="2"><text:bookmark-start text:name="__RefHeading__36361298"/>AIA OCSP, revoked leaf<text:bookmark-end text:name="__RefHeading__36361298"/></text:h>
      <text:p text:style-name="P2">File: <text:span text:style-name="T3">aia_ocsp_revoked_leaf.odt</text:span></text:p>
      <text:p text:style-name="P2">Validation result:<text:span text:style-name="T3"> invalid (end certificate only) </text:span></text:p>
      <text:p text:style-name="P8">The end certificate is revoked.</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Start the oscp responder server from <text:span text:style-name="T1">CAs/Sub_CA_1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4134345" text:continue-numbering="true" text:style-name="L13">
        <text:list-item>
          <text:p text:style-name="P28">Root 8</text:p>
        </text:list-item>
        <text:list-item>
          <text:p text:style-name="P28"><text:soft-page-break/>Sub CA 1 Root 8</text:p>
        </text:list-item>
        <text:list-item>
          <text:p text:style-name="P29">User 2 Sub CA 1 Root 8</text:p>
        </text:list-item>
      </text:list>
      <text:h text:style-name="Heading_20_2" text:outline-level="2"><text:bookmark-start text:name="__RefHeading__36392313"/>AIA OCSP, revoked chain<text:bookmark-end text:name="__RefHeading__36392313"/></text:h>
      <text:p text:style-name="P2">File: <text:span text:style-name="T3">aia_ocsp_revoked_chain.odt</text:span></text:p>
      <text:p text:style-name="P2">Validation result:<text:span text:style-name="T3"> invalid (end certificate, intermediate cert) </text:span></text:p>
      <text:p text:style-name="P8">The intermediate CA <text:s/>certificate is revoked.</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Start the oscp responder server from <text:span text:style-name="T1">CAs/Sub_CA_2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4114674" text:continue-numbering="true" text:style-name="L13">
        <text:list-item>
          <text:p text:style-name="P28">Root 8</text:p>
        </text:list-item>
        <text:list-item>
          <text:p text:style-name="P28">Sub CA 2 Root 8</text:p>
        </text:list-item>
        <text:list-item>
          <text:p text:style-name="P29">User 1 Sub CA 2 Root 8</text:p>
        </text:list-item>
      </text:list>
      <text:h text:style-name="Heading_20_2" text:outline-level="2"><text:bookmark-start text:name="__RefHeading__36415556"/>AIA OCSP, revoked leaf and chain<text:bookmark-end text:name="__RefHeading__36415556"/></text:h>
      <text:p text:style-name="P2">File: <text:span text:style-name="T3">aia_ocsp_revoked_leaf_chain.odt</text:span></text:p>
      <text:p text:style-name="P2">Validation result:<text:span text:style-name="T3"> invalid (end certificate, intermediate cert) </text:span></text:p>
      <text:p text:style-name="P8">The intermediate CA <text:s/>certificate and the end certificate are revoked.</text:p>
      <text:p text:style-name="P8">Setup:</text:p>
      <text:p text:style-name="P8">Start the oscp responder server from <text:span text:style-name="T1">CAs/Root_8</text:span>:</text:p>
      <text:p text:style-name="P2"><text:span text:style-name="Source_20_Text"><text:span text:style-name="T3">openssl ocsp -index demoCA/index.txt -port 8888 -rsigner demoCA/cacert.pem -rkey demoCA/cakey.pem -CA demoCA/cacert.pem -text</text:span></text:span></text:p>
      <text:p text:style-name="P8"><text:soft-page-break/>Start the oscp responder server from <text:span text:style-name="T1">CAs/Sub_CA_2_Root_8</text:span>:</text:p>
      <text:p text:style-name="P2"><text:span text:style-name="Source_20_Text"><text:span text:style-name="T3">openssl ocsp -index demoCA/index.txt -port 8889 -rsigner demoCA/cacert.pem -rkey demoCA/cakey.pem -CA demoCA/cacert.pem -text</text:span></text:span></text:p>
      <text:p text:style-name="P8"/>
      <text:p text:style-name="P2">Certification Path:</text:p>
      <text:list xml:id="list34133036" text:continue-numbering="true" text:style-name="L13">
        <text:list-item>
          <text:p text:style-name="P28">Root 8</text:p>
        </text:list-item>
        <text:list-item>
          <text:p text:style-name="P28">Sub CA 2 Root 8</text:p>
        </text:list-item>
        <text:list-item>
          <text:p text:style-name="P27">User 2 Sub CA 2 Root 8</text:p>
        </text:list-item>
      </text:list>
      <text:p text:style-name="Text_20_body"/>
      <text:h text:style-name="Heading_20_1" text:outline-level="1">Other</text:h>
      <text:h text:style-name="Heading_20_2" text:outline-level="2">stateOrProvinceName, 'S' → 'ST' replacement </text:h>
      <text:p text:style-name="Text_20_body"><text:span text:style-name="T1">File:</text:span> stateOrProvinceName.odt</text:p>
      <text:p text:style-name="Text_20_body">The document tests the correct replacement of type 'S' (stateOrProvinceName) in the subject/issuer names of a certificate by 'ST'. Many RFCs refer to 'ST' instead of 'S'. To see the subject name one needs to open the 'View <text:s/>Certificate' dialog from the 'Digital Signatue' dialog. Then select the subject in the details page. The distinguished name will then be displayed in the details field below. <text:s/></text:p>
      <text:p text:style-name="Text_20_body">The replacement is only done on Windows. On other platforms, where we use the NSS libraries, a replacement is not ncessary, because there is already 'ST'.</text:p>
      <text:p text:style-name="Text_20_body">It is doubtful if this replacement still makes sense. <text:s/>It should probably be removed.</text:p>
      <text:p text:style-name="Text_20_body">It is not necessary to have the complete certificate chain installed, because the validation result is of no interest and does not affect how the strings are displayed.</text:p>
      <text:h text:style-name="Heading_20_2" text:outline-level="2">ReadOnly document test</text:h>
      <text:p text:style-name="Text_20_body">File: use any of the available documents and set the read-only file attribute</text:p>
      <text:p text:style-name="Text_20_body">In case the document is read-only, then it is not possible to modify signatures. The 'Digital Signature' dialog is invoked as usual, but the 'Add' and 'Remove' buttons are disabled.</text:p>
      <text:h text:style-name="Heading_20_2" text:outline-level="2">Binary and XML signature</text:h>
      <text:p text:style-name="Text_20_body">Look into META-INF/documentsignatures.xml and verify that XML files have the c14n transformation applied to them. For example:</text:p>
      <text:p text:style-name="P3"><text:span text:style-name="Source_20_Text">&lt;Reference URI="content.xml"&gt;<text:line-break/> <text:s/>&lt;Transforms&gt;<text:line-break/> <text:s text:c="4"/>&lt;Transform Algorithm="http://www.w3.org/TR/2001/REC-xml-c14n-20010315"/&gt;</text:span></text:p>
      <text:p text:style-name="P3"><text:span text:style-name="Source_20_Text"><text:s text:c="2"/>&lt;/Transforms&gt;</text:span></text:p>
      <text:p text:style-name="P3"><text:span text:style-name="Source_20_Text"><text:s text:c="2"/>&lt;DigestMethod Algorithm="http://www.w3.org/2000/09/xmldsig#sha1"/&gt;</text:span></text:p>
      <text:p text:style-name="P3"><text:span text:style-name="Source_20_Text"><text:s text:c="2"/>&lt;DigestValue&gt;Oltm/hJMmBlkKBiDjAWMfzY0vV8=&lt;/DigestValue&gt;</text:span></text:p>
      <text:p text:style-name="P3"><text:span text:style-name="Source_20_Text">&lt;/Reference&gt;</text:span></text:p>
      <text:p text:style-name="Text_20_body">If an xml is encrypted or it has the length null then there is no c14n transformation:</text:p>
      <text:p text:style-name="Text_20_body"><text:soft-page-break/></text:p>
      <text:p text:style-name="P3"><text:span text:style-name="Source_20_Text">&lt;Reference URI="content.xml"&gt;</text:span></text:p>
      <text:p text:style-name="P3"><text:span text:style-name="Source_20_Text"><text:s text:c="2"/>&lt;DigestMethod Algorithm="http://www.w3.org/2000/09/xmldsig#sha1"/&gt;</text:span></text:p>
      <text:p text:style-name="P3"><text:span text:style-name="Source_20_Text"><text:s text:c="2"/>&lt;DigestValue&gt;g5LqlAD8D8AbaNYYE+pZHJNjzIc=&lt;/DigestValue&gt;</text:span></text:p>
      <text:p text:style-name="P3"><text:span text:style-name="Source_20_Text">&lt;/Reference&gt;</text:span></text:p>
      <text:p text:style-name="P3"><text:span text:style-name="Source_20_Text"/></text:p>
      <text:p text:style-name="P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6pt" fo:language="en" fo:country="GB"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1.02cm" fo:margin-bottom="0.21cm" style:page-number="auto" fo:break-before="pag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umberland" style:font-name-asian="Cumberland" style:font-name-complex="Cumberlan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8T14:10:59.96</meta:creation-date>
    <dc:date>2010-06-18T14:01:07.23</dc:date>
    <meta:editing-duration>PT106H52M32S</meta:editing-duration>
    <meta:editing-cycles>243</meta:editing-cycles>
    <meta:generator>StarOffice/9$Win32 OpenOffice.org_project/310m19$Build-9420</meta:generator>
    <dc:creator>Joachim Lingner</dc:creator>
    <meta:document-statistic meta:table-count="0" meta:image-count="0" meta:object-count="0" meta:page-count="36" meta:paragraph-count="628" meta:word-count="6400" meta:character-count="39922"/>
  </office:meta>
</office:document-meta>
</file>